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7.19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09.59pt"/>
    </style:style>
    <style:style style:name="co5" style:family="table-column">
      <style:table-column-properties fo:break-before="auto" style:column-width="141.99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92.01pt" svg:height="291.4pt" svg:x="23.39pt" svg:y="294.38pt">
            <draw:object draw:notify-on-update-of-ranges="Sheet1.A2:Sheet1.A21 Sheet1.B2:Sheet1.B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3.04pt" svg:height="288.57pt" svg:x="604.23pt" svg:y="297.21pt">
            <draw:object draw:notify-on-update-of-ranges="Sheet1.E2:Sheet1.E21 Sheet1.F2:Sheet1.F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90.46pt" svg:height="289.62pt" svg:x="541.73pt" svg:y="597.63pt">
            <draw:object draw:notify-on-update-of-ranges="Sheet1.N5:Sheet1.N100 Sheet1.O5:Sheet1.O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2" table:default-cell-style-name="Default"/>
        <table:table-row table:style-name="ro1">
          <table:table-cell office:value-type="string" calcext:value-type="string">
            <text:p>ticks per 10 liter</text:p>
          </table:table-cell>
          <table:table-cell office:value-type="string" calcext:value-type="string">
            <text:p>accumulated time (ms) between ticks</text:p>
          </table:table-cell>
          <table:table-cell office:value-type="string" calcext:value-type="string">
            <text:p>ml per tick</text:p>
          </table:table-cell>
          <table:table-cell office:value-type="string" calcext:value-type="string">
            <text:p>flow (l/min)</text:p>
          </table:table-cell>
          <table:table-cell office:value-type="string" calcext:value-type="string">
            <text:p>avg. time (ms) between tick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[.$I$2]*[.N1]*[.N1]+[.$J$2]*[.N1]+[.$K$2]" office:value-type="float" office:value="0.820252056384578" calcext:value-type="float">
            <text:p>0.820252056384578</text:p>
          </table:table-cell>
          <table:table-cell table:formula="of:=[.N1]/[.O1]" office:value-type="float" office:value="1.21913744953923" calcext:value-type="float">
            <text:p>1.21913744953923</text:p>
          </table:table-cell>
          <table:table-cell table:formula="of:=ROUNDUP([.P1]*100;0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44281" calcext:value-type="float">
            <text:p>44281</text:p>
          </table:table-cell>
          <table:table-cell table:formula="of:=ROUNDUP(10000/[.A2];2)" office:value-type="float" office:value="1.69" calcext:value-type="float">
            <text:p>1.69</text:p>
          </table:table-cell>
          <table:table-cell table:formula="of:=ROUNDUP(10/([.B2]/1000)*60;2)" office:value-type="float" office:value="13.55" calcext:value-type="float">
            <text:p>13.55</text:p>
          </table:table-cell>
          <table:table-cell table:formula="of:=ROUNDUP([.B2]/[.A2];1)" office:value-type="float" office:value="7.5" calcext:value-type="float">
            <text:p>7.5</text:p>
          </table:table-cell>
          <table:table-cell table:formula="of:=[.E2]/[.C2]" office:value-type="float" office:value="4.43786982248521" calcext:value-type="float">
            <text:p>4.43786982248521</text:p>
          </table:table-cell>
          <table:table-cell table:formula="of:=[.E2]" office:value-type="float" office:value="7.5" calcext:value-type="float">
            <text:p>7.5</text:p>
          </table:table-cell>
          <table:table-cell table:formula="of:=[.E2]*[.E2]" office:value-type="float" office:value="56.25" calcext:value-type="float">
            <text:p>56.25</text:p>
          </table:table-cell>
          <table:table-cell table:style-name="ce1" table:number-matrix-columns-spanned="4" table:number-matrix-rows-spanned="20" table:formula="of:=LINEST([.F2:.F21];[.G2:.H21];1;1)" office:value-type="float" office:value="-0.00211767144777551" calcext:value-type="float">
            <text:p>-0.002117671447776</text:p>
          </table:table-cell>
          <table:table-cell table:style-name="ce1" office:value-type="float" office:value="0.604550677140733" calcext:value-type="float">
            <text:p>0.604550677140733</text:p>
          </table:table-cell>
          <table:table-cell table:style-name="ce1" office:value-type="float" office:value="0.21781905069162" calcext:value-type="float">
            <text:p>0.21781905069162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2]*[.N2]*[.N2]+[.$J$2]*[.N2]+[.$K$2]" office:value-type="float" office:value="1.41844971918198" calcext:value-type="float">
            <text:p>1.41844971918198</text:p>
          </table:table-cell>
          <table:table-cell table:formula="of:=[.N2]/[.O2]" office:value-type="float" office:value="1.40999005671727" calcext:value-type="float">
            <text:p>1.40999005671727</text:p>
          </table:table-cell>
          <table:table-cell table:formula="of:=ROUNDUP([.P2]*100;0)" office:value-type="float" office:value="141" calcext:value-type="float">
            <text:p>141</text:p>
          </table:table-cell>
          <table:table-cell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48046" calcext:value-type="float">
            <text:p>48046</text:p>
          </table:table-cell>
          <table:table-cell table:formula="of:=ROUNDUP(10000/[.A3];2)" office:value-type="float" office:value="1.65" calcext:value-type="float">
            <text:p>1.65</text:p>
          </table:table-cell>
          <table:table-cell table:formula="of:=ROUNDUP(10/([.B3]/1000)*60;2)" office:value-type="float" office:value="12.49" calcext:value-type="float">
            <text:p>12.49</text:p>
          </table:table-cell>
          <table:table-cell table:formula="of:=ROUNDUP([.B3]/[.A3];1)" office:value-type="float" office:value="8" calcext:value-type="float">
            <text:p>8</text:p>
          </table:table-cell>
          <table:table-cell table:formula="of:=[.E3]/[.C3]" office:value-type="float" office:value="4.84848484848485" calcext:value-type="float">
            <text:p>4.84848484848485</text:p>
          </table:table-cell>
          <table:table-cell table:formula="of:=[.E3]" office:value-type="float" office:value="8" calcext:value-type="float">
            <text:p>8</text:p>
          </table:table-cell>
          <table:table-cell table:formula="of:=[.E3]*[.E3]" office:value-type="float" office:value="64" calcext:value-type="float">
            <text:p>64</text:p>
          </table:table-cell>
          <table:table-cell office:value-type="float" office:value="0.000198251685514755" calcext:value-type="float">
            <text:p>0.000198251685515</text:p>
          </table:table-cell>
          <table:table-cell office:value-type="float" office:value="0.0197534170215397" calcext:value-type="float">
            <text:p>0.01975341702154</text:p>
          </table:table-cell>
          <table:table-cell office:value-type="float" office:value="0.380006459543591" calcext:value-type="float">
            <text:p>0.380006459543591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3" calcext:value-type="float">
            <text:p>3</text:p>
          </table:table-cell>
          <table:table-cell table:formula="of:=[.$I$2]*[.N3]*[.N3]+[.$J$2]*[.N3]+[.$K$2]" office:value-type="float" office:value="2.01241203908384" calcext:value-type="float">
            <text:p>2.01241203908384</text:p>
          </table:table-cell>
          <table:table-cell table:formula="of:=[.N3]/[.O3]" office:value-type="float" office:value="1.49074838638203" calcext:value-type="float">
            <text:p>1.49074838638203</text:p>
          </table:table-cell>
          <table:table-cell table:formula="of:=ROUNDUP([.P3]*100;0)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5874" calcext:value-type="float">
            <text:p>5874</text:p>
          </table:table-cell>
          <table:table-cell office:value-type="float" office:value="68709" calcext:value-type="float">
            <text:p>68709</text:p>
          </table:table-cell>
          <table:table-cell table:formula="of:=ROUNDUP(10000/[.A4];2)" office:value-type="float" office:value="1.71" calcext:value-type="float">
            <text:p>1.71</text:p>
          </table:table-cell>
          <table:table-cell table:formula="of:=ROUNDUP(10/([.B4]/1000)*60;2)" office:value-type="float" office:value="8.74" calcext:value-type="float">
            <text:p>8.74</text:p>
          </table:table-cell>
          <table:table-cell table:formula="of:=ROUNDUP([.B4]/[.A4];1)" office:value-type="float" office:value="11.7" calcext:value-type="float">
            <text:p>11.7</text:p>
          </table:table-cell>
          <table:table-cell table:formula="of:=[.E4]/[.C4]" office:value-type="float" office:value="6.8421052631579" calcext:value-type="float">
            <text:p>6.8421052631579</text:p>
          </table:table-cell>
          <table:table-cell table:formula="of:=[.E4]" office:value-type="float" office:value="11.7" calcext:value-type="float">
            <text:p>11.7</text:p>
          </table:table-cell>
          <table:table-cell table:formula="of:=[.E4]*[.E4]" office:value-type="float" office:value="136.89" calcext:value-type="float">
            <text:p>136.89</text:p>
          </table:table-cell>
          <table:table-cell office:value-type="float" office:value="0.997544145434107" calcext:value-type="float">
            <text:p>0.997544145434107</text:p>
          </table:table-cell>
          <table:table-cell office:value-type="float" office:value="0.559595268040768" calcext:value-type="float">
            <text:p>0.559595268040768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4" calcext:value-type="float">
            <text:p>4</text:p>
          </table:table-cell>
          <table:table-cell table:formula="of:=[.$I$2]*[.N4]*[.N4]+[.$J$2]*[.N4]+[.$K$2]" office:value-type="float" office:value="2.60213901609014" calcext:value-type="float">
            <text:p>2.60213901609014</text:p>
          </table:table-cell>
          <table:table-cell table:formula="of:=[.N4]/[.O4]" office:value-type="float" office:value="1.53719688889267" calcext:value-type="float">
            <text:p>1.53719688889267</text:p>
          </table:table-cell>
          <table:table-cell table:formula="of:=ROUNDUP([.P4]*100;0)"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78074" calcext:value-type="float">
            <text:p>78074</text:p>
          </table:table-cell>
          <table:table-cell table:formula="of:=ROUNDUP(10000/[.A5];2)" office:value-type="float" office:value="1.66" calcext:value-type="float">
            <text:p>1.66</text:p>
          </table:table-cell>
          <table:table-cell table:formula="of:=ROUNDUP(10/([.B5]/1000)*60;2)" office:value-type="float" office:value="7.69" calcext:value-type="float">
            <text:p>7.69</text:p>
          </table:table-cell>
          <table:table-cell table:formula="of:=ROUNDUP([.B5]/[.A5];1)" office:value-type="float" office:value="13" calcext:value-type="float">
            <text:p>13</text:p>
          </table:table-cell>
          <table:table-cell table:formula="of:=[.E5]/[.C5]" office:value-type="float" office:value="7.83132530120482" calcext:value-type="float">
            <text:p>7.83132530120482</text:p>
          </table:table-cell>
          <table:table-cell table:formula="of:=[.E5]" office:value-type="float" office:value="13" calcext:value-type="float">
            <text:p>13</text:p>
          </table:table-cell>
          <table:table-cell table:formula="of:=[.E5]*[.E5]" office:value-type="float" office:value="169" calcext:value-type="float">
            <text:p>169</text:p>
          </table:table-cell>
          <table:table-cell office:value-type="float" office:value="3452.61700507306" calcext:value-type="float">
            <text:p>3452.61700507306</text:p>
          </table:table-cell>
          <table:table-cell office:value-type="float" office:value="17" calcext:value-type="float">
            <text:p>17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5" calcext:value-type="float">
            <text:p>5</text:p>
          </table:table-cell>
          <table:table-cell table:formula="of:=[.$I$2]*[.N5]*[.N5]+[.$J$2]*[.N5]+[.$K$2]" office:value-type="float" office:value="3.1876306502009" calcext:value-type="float">
            <text:p>3.1876306502009</text:p>
          </table:table-cell>
          <table:table-cell table:formula="of:=[.N5]/[.O5]" office:value-type="float" office:value="1.56856315824573" calcext:value-type="float">
            <text:p>1.56856315824573</text:p>
          </table:table-cell>
          <table:table-cell table:formula="of:=ROUNDUP([.P5]*100;0)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5907" calcext:value-type="float">
            <text:p>5907</text:p>
          </table:table-cell>
          <table:table-cell office:value-type="float" office:value="93415" calcext:value-type="float">
            <text:p>93415</text:p>
          </table:table-cell>
          <table:table-cell table:formula="of:=ROUNDUP(10000/[.A6];2)" office:value-type="float" office:value="1.7" calcext:value-type="float">
            <text:p>1.7</text:p>
          </table:table-cell>
          <table:table-cell table:formula="of:=ROUNDUP(10/([.B6]/1000)*60;2)" office:value-type="float" office:value="6.43" calcext:value-type="float">
            <text:p>6.43</text:p>
          </table:table-cell>
          <table:table-cell table:formula="of:=ROUNDUP([.B6]/[.A6];1)" office:value-type="float" office:value="15.9" calcext:value-type="float">
            <text:p>15.9</text:p>
          </table:table-cell>
          <table:table-cell table:formula="of:=[.E6]/[.C6]" office:value-type="float" office:value="9.35294117647059" calcext:value-type="float">
            <text:p>9.35294117647059</text:p>
          </table:table-cell>
          <table:table-cell table:formula="of:=[.E6]" office:value-type="float" office:value="15.9" calcext:value-type="float">
            <text:p>15.9</text:p>
          </table:table-cell>
          <table:table-cell table:formula="of:=[.E6]*[.E6]" office:value-type="float" office:value="252.81" calcext:value-type="float">
            <text:p>252.81</text:p>
          </table:table-cell>
          <table:table-cell office:value-type="float" office:value="2162.35237555744" calcext:value-type="float">
            <text:p>2162.35237555744</text:p>
          </table:table-cell>
          <table:table-cell office:value-type="float" office:value="5.32349668823151" calcext:value-type="float">
            <text:p>5.32349668823151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6" calcext:value-type="float">
            <text:p>6</text:p>
          </table:table-cell>
          <table:table-cell table:formula="of:=[.$I$2]*[.N6]*[.N6]+[.$J$2]*[.N6]+[.$K$2]" office:value-type="float" office:value="3.7688869414161" calcext:value-type="float">
            <text:p>3.7688869414161</text:p>
          </table:table-cell>
          <table:table-cell table:formula="of:=[.N6]/[.O6]" office:value-type="float" office:value="1.59198195468968" calcext:value-type="float">
            <text:p>1.59198195468968</text:p>
          </table:table-cell>
          <table:table-cell table:formula="of:=ROUNDUP([.P6]*100;0)"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105244" calcext:value-type="float">
            <text:p>105244</text:p>
          </table:table-cell>
          <table:table-cell table:formula="of:=ROUNDUP(10000/[.A7];2)" office:value-type="float" office:value="1.74" calcext:value-type="float">
            <text:p>1.74</text:p>
          </table:table-cell>
          <table:table-cell table:formula="of:=ROUNDUP(10/([.B7]/1000)*60;2)" office:value-type="float" office:value="5.71" calcext:value-type="float">
            <text:p>5.71</text:p>
          </table:table-cell>
          <table:table-cell table:formula="of:=ROUNDUP([.B7]/[.A7];1)" office:value-type="float" office:value="18.3" calcext:value-type="float">
            <text:p>18.3</text:p>
          </table:table-cell>
          <table:table-cell table:formula="of:=[.E7]/[.C7]" office:value-type="float" office:value="10.5172413793103" calcext:value-type="float">
            <text:p>10.5172413793103</text:p>
          </table:table-cell>
          <table:table-cell table:formula="of:=[.E7]" office:value-type="float" office:value="18.3" calcext:value-type="float">
            <text:p>18.3</text:p>
          </table:table-cell>
          <table:table-cell table:formula="of:=[.E7]*[.E7]" office:value-type="float" office:value="334.89" calcext:value-type="float">
            <text:p>334.8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7" calcext:value-type="float">
            <text:p>7</text:p>
          </table:table-cell>
          <table:table-cell table:formula="of:=[.$I$2]*[.N7]*[.N7]+[.$J$2]*[.N7]+[.$K$2]" office:value-type="float" office:value="4.34590788973575" calcext:value-type="float">
            <text:p>4.34590788973575</text:p>
          </table:table-cell>
          <table:table-cell table:formula="of:=[.N7]/[.O7]" office:value-type="float" office:value="1.61071062194685" calcext:value-type="float">
            <text:p>1.61071062194685</text:p>
          </table:table-cell>
          <table:table-cell table:formula="of:=ROUNDUP([.P7]*100;0)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float" office:value="122342" calcext:value-type="float">
            <text:p>122342</text:p>
          </table:table-cell>
          <table:table-cell table:formula="of:=ROUNDUP(10000/[.A8];2)" office:value-type="float" office:value="1.74" calcext:value-type="float">
            <text:p>1.74</text:p>
          </table:table-cell>
          <table:table-cell table:formula="of:=ROUNDUP(10/([.B8]/1000)*60;2)" office:value-type="float" office:value="4.91" calcext:value-type="float">
            <text:p>4.91</text:p>
          </table:table-cell>
          <table:table-cell table:formula="of:=ROUNDUP([.B8]/[.A8];1)" office:value-type="float" office:value="21.3" calcext:value-type="float">
            <text:p>21.3</text:p>
          </table:table-cell>
          <table:table-cell table:formula="of:=[.E8]/[.C8]" office:value-type="float" office:value="12.2413793103448" calcext:value-type="float">
            <text:p>12.2413793103448</text:p>
          </table:table-cell>
          <table:table-cell table:formula="of:=[.E8]" office:value-type="float" office:value="21.3" calcext:value-type="float">
            <text:p>21.3</text:p>
          </table:table-cell>
          <table:table-cell table:formula="of:=[.E8]*[.E8]" office:value-type="float" office:value="453.69" calcext:value-type="float">
            <text:p>453.6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8" calcext:value-type="float">
            <text:p>8</text:p>
          </table:table-cell>
          <table:table-cell table:formula="of:=[.$I$2]*[.N8]*[.N8]+[.$J$2]*[.N8]+[.$K$2]" office:value-type="float" office:value="4.91869349515985" calcext:value-type="float">
            <text:p>4.91869349515985</text:p>
          </table:table-cell>
          <table:table-cell table:formula="of:=[.N8]/[.O8]" office:value-type="float" office:value="1.62644816308889" calcext:value-type="float">
            <text:p>1.62644816308889</text:p>
          </table:table-cell>
          <table:table-cell table:formula="of:=ROUNDUP([.P8]*100;0)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22678" calcext:value-type="float">
            <text:p>122678</text:p>
          </table:table-cell>
          <table:table-cell table:formula="of:=ROUNDUP(10000/[.A9];2)" office:value-type="float" office:value="1.74" calcext:value-type="float">
            <text:p>1.74</text:p>
          </table:table-cell>
          <table:table-cell table:formula="of:=ROUNDUP(10/([.B9]/1000)*60;2)" office:value-type="float" office:value="4.9" calcext:value-type="float">
            <text:p>4.9</text:p>
          </table:table-cell>
          <table:table-cell table:formula="of:=ROUNDUP([.B9]/[.A9];1)" office:value-type="float" office:value="21.3" calcext:value-type="float">
            <text:p>21.3</text:p>
          </table:table-cell>
          <table:table-cell table:formula="of:=[.E9]/[.C9]" office:value-type="float" office:value="12.2413793103448" calcext:value-type="float">
            <text:p>12.2413793103448</text:p>
          </table:table-cell>
          <table:table-cell table:formula="of:=[.E9]" office:value-type="float" office:value="21.3" calcext:value-type="float">
            <text:p>21.3</text:p>
          </table:table-cell>
          <table:table-cell table:formula="of:=[.E9]*[.E9]" office:value-type="float" office:value="453.69" calcext:value-type="float">
            <text:p>453.6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9" calcext:value-type="float">
            <text:p>9</text:p>
          </table:table-cell>
          <table:table-cell table:formula="of:=[.$I$2]*[.N9]*[.N9]+[.$J$2]*[.N9]+[.$K$2]" office:value-type="float" office:value="5.4872437576884" calcext:value-type="float">
            <text:p>5.4872437576884</text:p>
          </table:table-cell>
          <table:table-cell table:formula="of:=[.N9]/[.O9]" office:value-type="float" office:value="1.64016770484995" calcext:value-type="float">
            <text:p>1.64016770484995</text:p>
          </table:table-cell>
          <table:table-cell table:formula="of:=ROUNDUP([.P9]*100;0)"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5635" calcext:value-type="float">
            <text:p>5635</text:p>
          </table:table-cell>
          <table:table-cell office:value-type="float" office:value="135697" calcext:value-type="float">
            <text:p>135697</text:p>
          </table:table-cell>
          <table:table-cell table:formula="of:=ROUNDUP(10000/[.A10];2)" office:value-type="float" office:value="1.78" calcext:value-type="float">
            <text:p>1.78</text:p>
          </table:table-cell>
          <table:table-cell table:formula="of:=ROUNDUP(10/([.B10]/1000)*60;2)" office:value-type="float" office:value="4.43" calcext:value-type="float">
            <text:p>4.43</text:p>
          </table:table-cell>
          <table:table-cell table:formula="of:=ROUNDUP([.B10]/[.A10];1)" office:value-type="float" office:value="24.1" calcext:value-type="float">
            <text:p>24.1</text:p>
          </table:table-cell>
          <table:table-cell table:formula="of:=[.E10]/[.C10]" office:value-type="float" office:value="13.5393258426966" calcext:value-type="float">
            <text:p>13.5393258426966</text:p>
          </table:table-cell>
          <table:table-cell table:formula="of:=[.E10]" office:value-type="float" office:value="24.1" calcext:value-type="float">
            <text:p>24.1</text:p>
          </table:table-cell>
          <table:table-cell table:formula="of:=[.E10]*[.E10]" office:value-type="float" office:value="580.81" calcext:value-type="float">
            <text:p>580.81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I$2]*[.N10]*[.N10]+[.$J$2]*[.N10]+[.$K$2]" office:value-type="float" office:value="6.0515586773214" calcext:value-type="float">
            <text:p>6.0515586773214</text:p>
          </table:table-cell>
          <table:table-cell table:formula="of:=[.N10]/[.O10]" office:value-type="float" office:value="1.652466832632" calcext:value-type="float">
            <text:p>1.652466832632</text:p>
          </table:table-cell>
          <table:table-cell table:formula="of:=ROUNDUP([.P10]*100;0)"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65188" calcext:value-type="float">
            <text:p>165188</text:p>
          </table:table-cell>
          <table:table-cell table:formula="of:=ROUNDUP(10000/[.A11];2)" office:value-type="float" office:value="1.85" calcext:value-type="float">
            <text:p>1.85</text:p>
          </table:table-cell>
          <table:table-cell table:formula="of:=ROUNDUP(10/([.B11]/1000)*60;2)" office:value-type="float" office:value="3.64" calcext:value-type="float">
            <text:p>3.64</text:p>
          </table:table-cell>
          <table:table-cell table:formula="of:=ROUNDUP([.B11]/[.A11];1)" office:value-type="float" office:value="30.5" calcext:value-type="float">
            <text:p>30.5</text:p>
          </table:table-cell>
          <table:table-cell table:formula="of:=[.E11]/[.C11]" office:value-type="float" office:value="16.4864864864865" calcext:value-type="float">
            <text:p>16.4864864864865</text:p>
          </table:table-cell>
          <table:table-cell table:formula="of:=[.E11]" office:value-type="float" office:value="30.5" calcext:value-type="float">
            <text:p>30.5</text:p>
          </table:table-cell>
          <table:table-cell table:formula="of:=[.E11]*[.E11]" office:value-type="float" office:value="930.25" calcext:value-type="float">
            <text:p>930.2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$I$2]*[.N11]*[.N11]+[.$J$2]*[.N11]+[.$K$2]" office:value-type="float" office:value="6.61163825405885" calcext:value-type="float">
            <text:p>6.61163825405885</text:p>
          </table:table-cell>
          <table:table-cell table:formula="of:=[.N11]/[.O11]" office:value-type="float" office:value="1.66373288696597" calcext:value-type="float">
            <text:p>1.66373288696597</text:p>
          </table:table-cell>
          <table:table-cell table:formula="of:=ROUNDUP([.P11]*100;0)"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float" office:value="5492" calcext:value-type="float">
            <text:p>5492</text:p>
          </table:table-cell>
          <table:table-cell office:value-type="float" office:value="180660" calcext:value-type="float">
            <text:p>180660</text:p>
          </table:table-cell>
          <table:table-cell table:formula="of:=ROUNDUP(10000/[.A12];2)" office:value-type="float" office:value="1.83" calcext:value-type="float">
            <text:p>1.83</text:p>
          </table:table-cell>
          <table:table-cell table:formula="of:=ROUNDUP(10/([.B12]/1000)*60;2)" office:value-type="float" office:value="3.33" calcext:value-type="float">
            <text:p>3.33</text:p>
          </table:table-cell>
          <table:table-cell table:formula="of:=ROUNDUP([.B12]/[.A12];1)" office:value-type="float" office:value="32.9" calcext:value-type="float">
            <text:p>32.9</text:p>
          </table:table-cell>
          <table:table-cell table:formula="of:=[.E12]/[.C12]" office:value-type="float" office:value="17.9781420765027" calcext:value-type="float">
            <text:p>17.9781420765027</text:p>
          </table:table-cell>
          <table:table-cell table:formula="of:=[.E12]" office:value-type="float" office:value="32.9" calcext:value-type="float">
            <text:p>32.9</text:p>
          </table:table-cell>
          <table:table-cell table:formula="of:=[.E12]*[.E12]" office:value-type="float" office:value="1082.41" calcext:value-type="float">
            <text:p>1082.41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$I$2]*[.N12]*[.N12]+[.$J$2]*[.N12]+[.$K$2]" office:value-type="float" office:value="7.16748248790075" calcext:value-type="float">
            <text:p>7.16748248790075</text:p>
          </table:table-cell>
          <table:table-cell table:formula="of:=[.N12]/[.O12]" office:value-type="float" office:value="1.6742280180324" calcext:value-type="float">
            <text:p>1.6742280180324</text:p>
          </table:table-cell>
          <table:table-cell table:formula="of:=ROUNDUP([.P12]*100;0)"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5437" calcext:value-type="float">
            <text:p>5437</text:p>
          </table:table-cell>
          <table:table-cell office:value-type="float" office:value="180669" calcext:value-type="float">
            <text:p>180669</text:p>
          </table:table-cell>
          <table:table-cell table:formula="of:=ROUNDUP(10000/[.A13];2)" office:value-type="float" office:value="1.84" calcext:value-type="float">
            <text:p>1.84</text:p>
          </table:table-cell>
          <table:table-cell table:formula="of:=ROUNDUP(10/([.B13]/1000)*60;2)" office:value-type="float" office:value="3.33" calcext:value-type="float">
            <text:p>3.33</text:p>
          </table:table-cell>
          <table:table-cell table:formula="of:=ROUNDUP([.B13]/[.A13];1)" office:value-type="float" office:value="33.3" calcext:value-type="float">
            <text:p>33.3</text:p>
          </table:table-cell>
          <table:table-cell table:formula="of:=[.E13]/[.C13]" office:value-type="float" office:value="18.0978260869565" calcext:value-type="float">
            <text:p>18.0978260869565</text:p>
          </table:table-cell>
          <table:table-cell table:formula="of:=[.E13]" office:value-type="float" office:value="33.3" calcext:value-type="float">
            <text:p>33.3</text:p>
          </table:table-cell>
          <table:table-cell table:formula="of:=[.E13]*[.E13]" office:value-type="float" office:value="1108.89" calcext:value-type="float">
            <text:p>1108.8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$I$2]*[.N13]*[.N13]+[.$J$2]*[.N13]+[.$K$2]" office:value-type="float" office:value="7.71909137884709" calcext:value-type="float">
            <text:p>7.71909137884709</text:p>
          </table:table-cell>
          <table:table-cell table:formula="of:=[.N13]/[.O13]" office:value-type="float" office:value="1.68413604166215" calcext:value-type="float">
            <text:p>1.68413604166215</text:p>
          </table:table-cell>
          <table:table-cell table:formula="of:=ROUNDUP([.P13]*100;0)"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221271" calcext:value-type="float">
            <text:p>221271</text:p>
          </table:table-cell>
          <table:table-cell table:formula="of:=ROUNDUP(10000/[.A14];2)" office:value-type="float" office:value="1.93" calcext:value-type="float">
            <text:p>1.93</text:p>
          </table:table-cell>
          <table:table-cell table:formula="of:=ROUNDUP(10/([.B14]/1000)*60;2)" office:value-type="float" office:value="2.72" calcext:value-type="float">
            <text:p>2.72</text:p>
          </table:table-cell>
          <table:table-cell table:formula="of:=ROUNDUP([.B14]/[.A14];1)" office:value-type="float" office:value="42.7" calcext:value-type="float">
            <text:p>42.7</text:p>
          </table:table-cell>
          <table:table-cell table:formula="of:=[.E14]/[.C14]" office:value-type="float" office:value="22.1243523316062" calcext:value-type="float">
            <text:p>22.1243523316062</text:p>
          </table:table-cell>
          <table:table-cell table:formula="of:=[.E14]" office:value-type="float" office:value="42.7" calcext:value-type="float">
            <text:p>42.7</text:p>
          </table:table-cell>
          <table:table-cell table:formula="of:=[.E14]*[.E14]" office:value-type="float" office:value="1823.29" calcext:value-type="float">
            <text:p>1823.2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$I$2]*[.N14]*[.N14]+[.$J$2]*[.N14]+[.$K$2]" office:value-type="float" office:value="8.26646492689789" calcext:value-type="float">
            <text:p>8.26646492689789</text:p>
          </table:table-cell>
          <table:table-cell table:formula="of:=[.N14]/[.O14]" office:value-type="float" office:value="1.6935897174675" calcext:value-type="float">
            <text:p>1.6935897174675</text:p>
          </table:table-cell>
          <table:table-cell table:formula="of:=ROUNDUP([.P14]*100;0)"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5116" calcext:value-type="float">
            <text:p>5116</text:p>
          </table:table-cell>
          <table:table-cell office:value-type="float" office:value="247146" calcext:value-type="float">
            <text:p>247146</text:p>
          </table:table-cell>
          <table:table-cell table:formula="of:=ROUNDUP(10000/[.A15];2)" office:value-type="float" office:value="1.96" calcext:value-type="float">
            <text:p>1.96</text:p>
          </table:table-cell>
          <table:table-cell table:formula="of:=ROUNDUP(10/([.B15]/1000)*60;2)" office:value-type="float" office:value="2.43" calcext:value-type="float">
            <text:p>2.43</text:p>
          </table:table-cell>
          <table:table-cell table:formula="of:=ROUNDUP([.B15]/[.A15];1)" office:value-type="float" office:value="48.4" calcext:value-type="float">
            <text:p>48.4</text:p>
          </table:table-cell>
          <table:table-cell table:formula="of:=[.E15]/[.C15]" office:value-type="float" office:value="24.6938775510204" calcext:value-type="float">
            <text:p>24.6938775510204</text:p>
          </table:table-cell>
          <table:table-cell table:formula="of:=[.E15]" office:value-type="float" office:value="48.4" calcext:value-type="float">
            <text:p>48.4</text:p>
          </table:table-cell>
          <table:table-cell table:formula="of:=[.E15]*[.E15]" office:value-type="float" office:value="2342.56" calcext:value-type="float">
            <text:p>2342.5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$I$2]*[.N15]*[.N15]+[.$J$2]*[.N15]+[.$K$2]" office:value-type="float" office:value="8.80960313205313" calcext:value-type="float">
            <text:p>8.80960313205313</text:p>
          </table:table-cell>
          <table:table-cell table:formula="of:=[.N15]/[.O15]" office:value-type="float" office:value="1.70268737140082" calcext:value-type="float">
            <text:p>1.70268737140082</text:p>
          </table:table-cell>
          <table:table-cell table:formula="of:=ROUNDUP([.P15]*100;0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252110" calcext:value-type="float">
            <text:p>252110</text:p>
          </table:table-cell>
          <table:table-cell table:formula="of:=ROUNDUP(10000/[.A16];2)" office:value-type="float" office:value="1.97" calcext:value-type="float">
            <text:p>1.97</text:p>
          </table:table-cell>
          <table:table-cell table:formula="of:=ROUNDUP(10/([.B16]/1000)*60;2)" office:value-type="float" office:value="2.38" calcext:value-type="float">
            <text:p>2.38</text:p>
          </table:table-cell>
          <table:table-cell table:formula="of:=ROUNDUP([.B16]/[.A16];1)" office:value-type="float" office:value="49.6" calcext:value-type="float">
            <text:p>49.6</text:p>
          </table:table-cell>
          <table:table-cell table:formula="of:=[.E16]/[.C16]" office:value-type="float" office:value="25.1776649746193" calcext:value-type="float">
            <text:p>25.1776649746193</text:p>
          </table:table-cell>
          <table:table-cell table:formula="of:=[.E16]" office:value-type="float" office:value="49.6" calcext:value-type="float">
            <text:p>49.6</text:p>
          </table:table-cell>
          <table:table-cell table:formula="of:=[.E16]*[.E16]" office:value-type="float" office:value="2460.16" calcext:value-type="float">
            <text:p>2460.1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$I$2]*[.N16]*[.N16]+[.$J$2]*[.N16]+[.$K$2]" office:value-type="float" office:value="9.34850599431282" calcext:value-type="float">
            <text:p>9.34850599431282</text:p>
          </table:table-cell>
          <table:table-cell table:formula="of:=[.N16]/[.O16]" office:value-type="float" office:value="1.71150342201563" calcext:value-type="float">
            <text:p>1.71150342201563</text:p>
          </table:table-cell>
          <table:table-cell table:formula="of:=ROUNDUP([.P16]*100;0)"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float" office:value="262658" calcext:value-type="float">
            <text:p>262658</text:p>
          </table:table-cell>
          <table:table-cell table:formula="of:=ROUNDUP(10000/[.A17];2)" office:value-type="float" office:value="1.97" calcext:value-type="float">
            <text:p>1.97</text:p>
          </table:table-cell>
          <table:table-cell table:formula="of:=ROUNDUP(10/([.B17]/1000)*60;2)" office:value-type="float" office:value="2.29" calcext:value-type="float">
            <text:p>2.29</text:p>
          </table:table-cell>
          <table:table-cell table:formula="of:=ROUNDUP([.B17]/[.A17];1)" office:value-type="float" office:value="51.7" calcext:value-type="float">
            <text:p>51.7</text:p>
          </table:table-cell>
          <table:table-cell table:formula="of:=[.E17]/[.C17]" office:value-type="float" office:value="26.243654822335" calcext:value-type="float">
            <text:p>26.243654822335</text:p>
          </table:table-cell>
          <table:table-cell table:formula="of:=[.E17]" office:value-type="float" office:value="51.7" calcext:value-type="float">
            <text:p>51.7</text:p>
          </table:table-cell>
          <table:table-cell table:formula="of:=[.E17]*[.E17]" office:value-type="float" office:value="2672.89" calcext:value-type="float">
            <text:p>2672.8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$I$2]*[.N17]*[.N17]+[.$J$2]*[.N17]+[.$K$2]" office:value-type="float" office:value="9.88317351367696" calcext:value-type="float">
            <text:p>9.88317351367696</text:p>
          </table:table-cell>
          <table:table-cell table:formula="of:=[.N17]/[.O17]" office:value-type="float" office:value="1.72009526863758" calcext:value-type="float">
            <text:p>1.72009526863758</text:p>
          </table:table-cell>
          <table:table-cell table:formula="of:=ROUNDUP([.P17]*100;0)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4784" calcext:value-type="float">
            <text:p>4784</text:p>
          </table:table-cell>
          <table:table-cell office:value-type="float" office:value="307070" calcext:value-type="float">
            <text:p>307070</text:p>
          </table:table-cell>
          <table:table-cell table:formula="of:=ROUNDUP(10000/[.A18];2)" office:value-type="float" office:value="2.1" calcext:value-type="float">
            <text:p>2.1</text:p>
          </table:table-cell>
          <table:table-cell table:formula="of:=ROUNDUP(10/([.B18]/1000)*60;2)" office:value-type="float" office:value="1.96" calcext:value-type="float">
            <text:p>1.96</text:p>
          </table:table-cell>
          <table:table-cell table:formula="of:=ROUNDUP([.B18]/[.A18];1)" office:value-type="float" office:value="64.2" calcext:value-type="float">
            <text:p>64.2</text:p>
          </table:table-cell>
          <table:table-cell table:formula="of:=[.E18]/[.C18]" office:value-type="float" office:value="30.5714285714286" calcext:value-type="float">
            <text:p>30.5714285714286</text:p>
          </table:table-cell>
          <table:table-cell table:formula="of:=[.E18]" office:value-type="float" office:value="64.2" calcext:value-type="float">
            <text:p>64.2</text:p>
          </table:table-cell>
          <table:table-cell table:formula="of:=[.E18]*[.E18]" office:value-type="float" office:value="4121.64" calcext:value-type="float">
            <text:p>4121.6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$I$2]*[.N18]*[.N18]+[.$J$2]*[.N18]+[.$K$2]" office:value-type="float" office:value="10.4136056901456" calcext:value-type="float">
            <text:p>10.4136056901456</text:p>
          </table:table-cell>
          <table:table-cell table:formula="of:=[.N18]/[.O18]" office:value-type="float" office:value="1.72850792852984" calcext:value-type="float">
            <text:p>1.72850792852984</text:p>
          </table:table-cell>
          <table:table-cell table:formula="of:=ROUNDUP([.P18]*100;0)"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323892" calcext:value-type="float">
            <text:p>323892</text:p>
          </table:table-cell>
          <table:table-cell table:formula="of:=ROUNDUP(10000/[.A19];2)" office:value-type="float" office:value="2.4" calcext:value-type="float">
            <text:p>2.4</text:p>
          </table:table-cell>
          <table:table-cell table:formula="of:=ROUNDUP(10/([.B19]/1000)*60;2)" office:value-type="float" office:value="1.86" calcext:value-type="float">
            <text:p>1.86</text:p>
          </table:table-cell>
          <table:table-cell table:formula="of:=ROUNDUP([.B19]/[.A19];1)" office:value-type="float" office:value="77.6" calcext:value-type="float">
            <text:p>77.6</text:p>
          </table:table-cell>
          <table:table-cell table:formula="of:=[.E19]/[.C19]" office:value-type="float" office:value="32.3333333333333" calcext:value-type="float">
            <text:p>32.3333333333333</text:p>
          </table:table-cell>
          <table:table-cell table:formula="of:=[.E19]" office:value-type="float" office:value="77.6" calcext:value-type="float">
            <text:p>77.6</text:p>
          </table:table-cell>
          <table:table-cell table:formula="of:=[.E19]*[.E19]" office:value-type="float" office:value="6021.76" calcext:value-type="float">
            <text:p>6021.7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$I$2]*[.N19]*[.N19]+[.$J$2]*[.N19]+[.$K$2]" office:value-type="float" office:value="10.9398025237186" calcext:value-type="float">
            <text:p>10.9398025237186</text:p>
          </table:table-cell>
          <table:table-cell table:formula="of:=[.N19]/[.O19]" office:value-type="float" office:value="1.73677723695707" calcext:value-type="float">
            <text:p>1.73677723695707</text:p>
          </table:table-cell>
          <table:table-cell table:formula="of:=ROUNDUP([.P19]*100;0)"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float" office:value="379539" calcext:value-type="float">
            <text:p>379539</text:p>
          </table:table-cell>
          <table:table-cell table:formula="of:=ROUNDUP(10000/[.A20];2)" office:value-type="float" office:value="2.38" calcext:value-type="float">
            <text:p>2.38</text:p>
          </table:table-cell>
          <table:table-cell table:formula="of:=ROUNDUP(10/([.B20]/1000)*60;2)" office:value-type="float" office:value="1.59" calcext:value-type="float">
            <text:p>1.59</text:p>
          </table:table-cell>
          <table:table-cell table:formula="of:=ROUNDUP([.B20]/[.A20];1)" office:value-type="float" office:value="90.3" calcext:value-type="float">
            <text:p>90.3</text:p>
          </table:table-cell>
          <table:table-cell table:formula="of:=[.E20]/[.C20]" office:value-type="float" office:value="37.9411764705882" calcext:value-type="float">
            <text:p>37.9411764705882</text:p>
          </table:table-cell>
          <table:table-cell table:formula="of:=[.E20]" office:value-type="float" office:value="90.3" calcext:value-type="float">
            <text:p>90.3</text:p>
          </table:table-cell>
          <table:table-cell table:formula="of:=[.E20]*[.E20]" office:value-type="float" office:value="8154.09" calcext:value-type="float">
            <text:p>8154.09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I$2]*[.N20]*[.N20]+[.$J$2]*[.N20]+[.$K$2]" office:value-type="float" office:value="11.4617640143961" calcext:value-type="float">
            <text:p>11.4617640143961</text:p>
          </table:table-cell>
          <table:table-cell table:formula="of:=[.N20]/[.O20]" office:value-type="float" office:value="1.74493210424502" calcext:value-type="float">
            <text:p>1.74493210424502</text:p>
          </table:table-cell>
          <table:table-cell table:formula="of:=ROUNDUP([.P20]*100;0)" office:value-type="float" office:value="175" calcext:value-type="float">
            <text:p>175</text:p>
          </table:table-cell>
          <table:table-cell/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float" office:value="386771" calcext:value-type="float">
            <text:p>386771</text:p>
          </table:table-cell>
          <table:table-cell table:formula="of:=ROUNDUP(10000/[.A21];2)" office:value-type="float" office:value="2.39" calcext:value-type="float">
            <text:p>2.39</text:p>
          </table:table-cell>
          <table:table-cell table:formula="of:=ROUNDUP(10/([.B21]/1000)*60;2)" office:value-type="float" office:value="1.56" calcext:value-type="float">
            <text:p>1.56</text:p>
          </table:table-cell>
          <table:table-cell table:formula="of:=ROUNDUP([.B21]/[.A21];1)" office:value-type="float" office:value="92.5" calcext:value-type="float">
            <text:p>92.5</text:p>
          </table:table-cell>
          <table:table-cell table:formula="of:=[.E21]/[.C21]" office:value-type="float" office:value="38.7029288702929" calcext:value-type="float">
            <text:p>38.7029288702929</text:p>
          </table:table-cell>
          <table:table-cell table:formula="of:=[.E21]" office:value-type="float" office:value="92.5" calcext:value-type="float">
            <text:p>92.5</text:p>
          </table:table-cell>
          <table:table-cell table:formula="of:=[.E21]*[.E21]" office:value-type="float" office:value="8556.25" calcext:value-type="float">
            <text:p>8556.2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$I$2]*[.N21]*[.N21]+[.$J$2]*[.N21]+[.$K$2]" office:value-type="float" office:value="11.979490162178" calcext:value-type="float">
            <text:p>11.979490162178</text:p>
          </table:table-cell>
          <table:table-cell table:formula="of:=[.N21]/[.O21]" office:value-type="float" office:value="1.75299613887591" calcext:value-type="float">
            <text:p>1.75299613887591</text:p>
          </table:table-cell>
          <table:table-cell table:formula="of:=ROUNDUP([.P21]*100;0)" office:value-type="float" office:value="176" calcext:value-type="float">
            <text:p>17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2" calcext:value-type="float">
            <text:p>22</text:p>
          </table:table-cell>
          <table:table-cell table:formula="of:=[.$I$2]*[.N22]*[.N22]+[.$J$2]*[.N22]+[.$K$2]" office:value-type="float" office:value="12.4929809670644" calcext:value-type="float">
            <text:p>12.4929809670644</text:p>
          </table:table-cell>
          <table:table-cell table:formula="of:=[.N22]/[.O22]" office:value-type="float" office:value="1.76098883509062" calcext:value-type="float">
            <text:p>1.76098883509062</text:p>
          </table:table-cell>
          <table:table-cell table:formula="of:=ROUNDUP([.P22]*100;0)"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3" calcext:value-type="float">
            <text:p>23</text:p>
          </table:table-cell>
          <table:table-cell table:formula="of:=[.$I$2]*[.N23]*[.N23]+[.$J$2]*[.N23]+[.$K$2]" office:value-type="float" office:value="13.0022364290552" calcext:value-type="float">
            <text:p>13.0022364290552</text:p>
          </table:table-cell>
          <table:table-cell table:formula="of:=[.N23]/[.O23]" office:value-type="float" office:value="1.76892645549833" calcext:value-type="float">
            <text:p>1.76892645549833</text:p>
          </table:table-cell>
          <table:table-cell table:formula="of:=ROUNDUP([.P23]*100;0)" office:value-type="float" office:value="177" calcext:value-type="float">
            <text:p>17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4" calcext:value-type="float">
            <text:p>24</text:p>
          </table:table-cell>
          <table:table-cell table:formula="of:=[.$I$2]*[.N24]*[.N24]+[.$J$2]*[.N24]+[.$K$2]" office:value-type="float" office:value="13.5072565481505" calcext:value-type="float">
            <text:p>13.5072565481505</text:p>
          </table:table-cell>
          <table:table-cell table:formula="of:=[.N24]/[.O24]" office:value-type="float" office:value="1.77682269633697" calcext:value-type="float">
            <text:p>1.77682269633697</text:p>
          </table:table-cell>
          <table:table-cell table:formula="of:=ROUNDUP([.P24]*100;0)" office:value-type="float" office:value="178" calcext:value-type="float">
            <text:p>17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5" calcext:value-type="float">
            <text:p>25</text:p>
          </table:table-cell>
          <table:table-cell table:formula="of:=[.$I$2]*[.N25]*[.N25]+[.$J$2]*[.N25]+[.$K$2]" office:value-type="float" office:value="14.0080413243503" calcext:value-type="float">
            <text:p>14.0080413243503</text:p>
          </table:table-cell>
          <table:table-cell table:formula="of:=[.N25]/[.O25]" office:value-type="float" office:value="1.78468919537968" calcext:value-type="float">
            <text:p>1.78468919537968</text:p>
          </table:table-cell>
          <table:table-cell table:formula="of:=ROUNDUP([.P25]*100;0)" office:value-type="float" office:value="179" calcext:value-type="float">
            <text:p>17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6" calcext:value-type="float">
            <text:p>26</text:p>
          </table:table-cell>
          <table:table-cell table:formula="of:=[.$I$2]*[.N26]*[.N26]+[.$J$2]*[.N26]+[.$K$2]" office:value-type="float" office:value="14.5045907576544" calcext:value-type="float">
            <text:p>14.5045907576544</text:p>
          </table:table-cell>
          <table:table-cell table:formula="of:=[.N26]/[.O26]" office:value-type="float" office:value="1.79253592427481" calcext:value-type="float">
            <text:p>1.79253592427481</text:p>
          </table:table-cell>
          <table:table-cell table:formula="of:=ROUNDUP([.P26]*100;0)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7" calcext:value-type="float">
            <text:p>27</text:p>
          </table:table-cell>
          <table:table-cell table:formula="of:=[.$I$2]*[.N27]*[.N27]+[.$J$2]*[.N27]+[.$K$2]" office:value-type="float" office:value="14.9969048480631" calcext:value-type="float">
            <text:p>14.9969048480631</text:p>
          </table:table-cell>
          <table:table-cell table:formula="of:=[.N27]/[.O27]" office:value-type="float" office:value="1.80037149488797" calcext:value-type="float">
            <text:p>1.80037149488797</text:p>
          </table:table-cell>
          <table:table-cell table:formula="of:=ROUNDUP([.P27]*100;0)"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8" calcext:value-type="float">
            <text:p>28</text:p>
          </table:table-cell>
          <table:table-cell table:formula="of:=[.$I$2]*[.N28]*[.N28]+[.$J$2]*[.N28]+[.$K$2]" office:value-type="float" office:value="15.4849835955762" calcext:value-type="float">
            <text:p>15.4849835955762</text:p>
          </table:table-cell>
          <table:table-cell table:formula="of:=[.N28]/[.O28]" office:value-type="float" office:value="1.80820340087407" calcext:value-type="float">
            <text:p>1.80820340087407</text:p>
          </table:table-cell>
          <table:table-cell table:formula="of:=ROUNDUP([.P28]*100;0)" office:value-type="float" office:value="181" calcext:value-type="float">
            <text:p>18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9" calcext:value-type="float">
            <text:p>29</text:p>
          </table:table-cell>
          <table:table-cell table:formula="of:=[.$I$2]*[.N29]*[.N29]+[.$J$2]*[.N29]+[.$K$2]" office:value-type="float" office:value="15.9688270001937" calcext:value-type="float">
            <text:p>15.9688270001937</text:p>
          </table:table-cell>
          <table:table-cell table:formula="of:=[.N29]/[.O29]" office:value-type="float" office:value="1.81603820992289" calcext:value-type="float">
            <text:p>1.81603820992289</text:p>
          </table:table-cell>
          <table:table-cell table:formula="of:=ROUNDUP([.P29]*100;0)" office:value-type="float" office:value="182" calcext:value-type="float">
            <text:p>18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0" calcext:value-type="float">
            <text:p>30</text:p>
          </table:table-cell>
          <table:table-cell table:formula="of:=[.$I$2]*[.N30]*[.N30]+[.$J$2]*[.N30]+[.$K$2]" office:value-type="float" office:value="16.4484350619157" calcext:value-type="float">
            <text:p>16.4484350619157</text:p>
          </table:table-cell>
          <table:table-cell table:formula="of:=[.N30]/[.O30]" office:value-type="float" office:value="1.8238817180524" calcext:value-type="float">
            <text:p>1.8238817180524</text:p>
          </table:table-cell>
          <table:table-cell table:formula="of:=ROUNDUP([.P30]*100;0)"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1" calcext:value-type="float">
            <text:p>31</text:p>
          </table:table-cell>
          <table:table-cell table:formula="of:=[.$I$2]*[.N31]*[.N31]+[.$J$2]*[.N31]+[.$K$2]" office:value-type="float" office:value="16.9238077807421" calcext:value-type="float">
            <text:p>16.9238077807421</text:p>
          </table:table-cell>
          <table:table-cell table:formula="of:=[.N31]/[.O31]" office:value-type="float" office:value="1.83173907442245" calcext:value-type="float">
            <text:p>1.83173907442245</text:p>
          </table:table-cell>
          <table:table-cell table:formula="of:=ROUNDUP([.P31]*100;0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2" calcext:value-type="float">
            <text:p>32</text:p>
          </table:table-cell>
          <table:table-cell table:formula="of:=[.$I$2]*[.N32]*[.N32]+[.$J$2]*[.N32]+[.$K$2]" office:value-type="float" office:value="17.394945156673" calcext:value-type="float">
            <text:p>17.394945156673</text:p>
          </table:table-cell>
          <table:table-cell table:formula="of:=[.N32]/[.O32]" office:value-type="float" office:value="1.83961488304689" calcext:value-type="float">
            <text:p>1.83961488304689</text:p>
          </table:table-cell>
          <table:table-cell table:formula="of:=ROUNDUP([.P32]*100;0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3" calcext:value-type="float">
            <text:p>33</text:p>
          </table:table-cell>
          <table:table-cell table:formula="of:=[.$I$2]*[.N33]*[.N33]+[.$J$2]*[.N33]+[.$K$2]" office:value-type="float" office:value="17.8618471897083" calcext:value-type="float">
            <text:p>17.8618471897083</text:p>
          </table:table-cell>
          <table:table-cell table:formula="of:=[.N33]/[.O33]" office:value-type="float" office:value="1.84751328625262" calcext:value-type="float">
            <text:p>1.84751328625262</text:p>
          </table:table-cell>
          <table:table-cell table:formula="of:=ROUNDUP([.P33]*100;0)" office:value-type="float" office:value="185" calcext:value-type="float">
            <text:p>18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4" calcext:value-type="float">
            <text:p>34</text:p>
          </table:table-cell>
          <table:table-cell table:formula="of:=[.$I$2]*[.N34]*[.N34]+[.$J$2]*[.N34]+[.$K$2]" office:value-type="float" office:value="18.3245138798481" calcext:value-type="float">
            <text:p>18.3245138798481</text:p>
          </table:table-cell>
          <table:table-cell table:formula="of:=[.N34]/[.O34]" office:value-type="float" office:value="1.85543803360539" calcext:value-type="float">
            <text:p>1.85543803360539</text:p>
          </table:table-cell>
          <table:table-cell table:formula="of:=ROUNDUP([.P34]*100;0)" office:value-type="float" office:value="186" calcext:value-type="float">
            <text:p>18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5" calcext:value-type="float">
            <text:p>35</text:p>
          </table:table-cell>
          <table:table-cell table:formula="of:=[.$I$2]*[.N35]*[.N35]+[.$J$2]*[.N35]+[.$K$2]" office:value-type="float" office:value="18.7829452270923" calcext:value-type="float">
            <text:p>18.7829452270923</text:p>
          </table:table-cell>
          <table:table-cell table:formula="of:=[.N35]/[.O35]" office:value-type="float" office:value="1.86339253918051" calcext:value-type="float">
            <text:p>1.86339253918051</text:p>
          </table:table-cell>
          <table:table-cell table:formula="of:=ROUNDUP([.P35]*100;0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6" calcext:value-type="float">
            <text:p>36</text:p>
          </table:table-cell>
          <table:table-cell table:formula="of:=[.$I$2]*[.N36]*[.N36]+[.$J$2]*[.N36]+[.$K$2]" office:value-type="float" office:value="19.237141231441" calcext:value-type="float">
            <text:p>19.237141231441</text:p>
          </table:table-cell>
          <table:table-cell table:formula="of:=[.N36]/[.O36]" office:value-type="float" office:value="1.8713799294233" calcext:value-type="float">
            <text:p>1.8713799294233</text:p>
          </table:table-cell>
          <table:table-cell table:formula="of:=ROUNDUP([.P36]*100;0)"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7" calcext:value-type="float">
            <text:p>37</text:p>
          </table:table-cell>
          <table:table-cell table:formula="of:=[.$I$2]*[.N37]*[.N37]+[.$J$2]*[.N37]+[.$K$2]" office:value-type="float" office:value="19.6871018928941" calcext:value-type="float">
            <text:p>19.6871018928941</text:p>
          </table:table-cell>
          <table:table-cell table:formula="of:=[.N37]/[.O37]" office:value-type="float" office:value="1.87940308336368" calcext:value-type="float">
            <text:p>1.87940308336368</text:p>
          </table:table-cell>
          <table:table-cell table:formula="of:=ROUNDUP([.P37]*100;0)" office:value-type="float" office:value="188" calcext:value-type="float">
            <text:p>18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8" calcext:value-type="float">
            <text:p>38</text:p>
          </table:table-cell>
          <table:table-cell table:formula="of:=[.$I$2]*[.N38]*[.N38]+[.$J$2]*[.N38]+[.$K$2]" office:value-type="float" office:value="20.1328272114517" calcext:value-type="float">
            <text:p>20.1328272114517</text:p>
          </table:table-cell>
          <table:table-cell table:formula="of:=[.N38]/[.O38]" office:value-type="float" office:value="1.88746466658122" calcext:value-type="float">
            <text:p>1.88746466658122</text:p>
          </table:table-cell>
          <table:table-cell table:formula="of:=ROUNDUP([.P38]*100;0)" office:value-type="float" office:value="189" calcext:value-type="float">
            <text:p>18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9" calcext:value-type="float">
            <text:p>39</text:p>
          </table:table-cell>
          <table:table-cell table:formula="of:=[.$I$2]*[.N39]*[.N39]+[.$J$2]*[.N39]+[.$K$2]" office:value-type="float" office:value="20.5743171871137" calcext:value-type="float">
            <text:p>20.5743171871137</text:p>
          </table:table-cell>
          <table:table-cell table:formula="of:=[.N39]/[.O39]" office:value-type="float" office:value="1.89556716003323" calcext:value-type="float">
            <text:p>1.89556716003323</text:p>
          </table:table-cell>
          <table:table-cell table:formula="of:=ROUNDUP([.P39]*100;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0" calcext:value-type="float">
            <text:p>40</text:p>
          </table:table-cell>
          <table:table-cell table:formula="of:=[.$I$2]*[.N40]*[.N40]+[.$J$2]*[.N40]+[.$K$2]" office:value-type="float" office:value="21.0115718198801" calcext:value-type="float">
            <text:p>21.0115718198801</text:p>
          </table:table-cell>
          <table:table-cell table:formula="of:=[.N40]/[.O40]" office:value-type="float" office:value="1.90371288463788" calcext:value-type="float">
            <text:p>1.90371288463788</text:p>
          </table:table-cell>
          <table:table-cell table:formula="of:=ROUNDUP([.P40]*100;0)"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1" calcext:value-type="float">
            <text:p>41</text:p>
          </table:table-cell>
          <table:table-cell table:formula="of:=[.$I$2]*[.N41]*[.N41]+[.$J$2]*[.N41]+[.$K$2]" office:value-type="float" office:value="21.4445911097511" calcext:value-type="float">
            <text:p>21.4445911097511</text:p>
          </table:table-cell>
          <table:table-cell table:formula="of:=[.N41]/[.O41]" office:value-type="float" office:value="1.91190402233209" calcext:value-type="float">
            <text:p>1.91190402233209</text:p>
          </table:table-cell>
          <table:table-cell table:formula="of:=ROUNDUP([.P41]*100;0)" office:value-type="float" office:value="192" calcext:value-type="float">
            <text:p>19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2" calcext:value-type="float">
            <text:p>42</text:p>
          </table:table-cell>
          <table:table-cell table:formula="of:=[.$I$2]*[.N42]*[.N42]+[.$J$2]*[.N42]+[.$K$2]" office:value-type="float" office:value="21.8733750567264" calcext:value-type="float">
            <text:p>21.8733750567264</text:p>
          </table:table-cell>
          <table:table-cell table:formula="of:=[.N42]/[.O42]" office:value-type="float" office:value="1.92014263418778" calcext:value-type="float">
            <text:p>1.92014263418778</text:p>
          </table:table-cell>
          <table:table-cell table:formula="of:=ROUNDUP([.P42]*100;0)"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3" calcext:value-type="float">
            <text:p>43</text:p>
          </table:table-cell>
          <table:table-cell table:formula="of:=[.$I$2]*[.N43]*[.N43]+[.$J$2]*[.N43]+[.$K$2]" office:value-type="float" office:value="22.2979236608062" calcext:value-type="float">
            <text:p>22.2979236608062</text:p>
          </table:table-cell>
          <table:table-cell table:formula="of:=[.N43]/[.O43]" office:value-type="float" office:value="1.92843067606256" calcext:value-type="float">
            <text:p>1.92843067606256</text:p>
          </table:table-cell>
          <table:table-cell table:formula="of:=ROUNDUP([.P43]*100;0)" office:value-type="float" office:value="193" calcext:value-type="float">
            <text:p>19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4" calcext:value-type="float">
            <text:p>44</text:p>
          </table:table-cell>
          <table:table-cell table:formula="of:=[.$I$2]*[.N44]*[.N44]+[.$J$2]*[.N44]+[.$K$2]" office:value-type="float" office:value="22.7182369219905" calcext:value-type="float">
            <text:p>22.7182369219905</text:p>
          </table:table-cell>
          <table:table-cell table:formula="of:=[.N44]/[.O44]" office:value-type="float" office:value="1.93677001217509" calcext:value-type="float">
            <text:p>1.93677001217509</text:p>
          </table:table-cell>
          <table:table-cell table:formula="of:=ROUNDUP([.P44]*100;0)" office:value-type="float" office:value="194" calcext:value-type="float">
            <text:p>19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5" calcext:value-type="float">
            <text:p>45</text:p>
          </table:table-cell>
          <table:table-cell table:formula="of:=[.$I$2]*[.N45]*[.N45]+[.$J$2]*[.N45]+[.$K$2]" office:value-type="float" office:value="23.1343148402792" calcext:value-type="float">
            <text:p>23.1343148402792</text:p>
          </table:table-cell>
          <table:table-cell table:formula="of:=[.N45]/[.O45]" office:value-type="float" office:value="1.94516242692653" calcext:value-type="float">
            <text:p>1.94516242692653</text:p>
          </table:table-cell>
          <table:table-cell table:formula="of:=ROUNDUP([.P45]*100;0)"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6" calcext:value-type="float">
            <text:p>46</text:p>
          </table:table-cell>
          <table:table-cell table:formula="of:=[.$I$2]*[.N46]*[.N46]+[.$J$2]*[.N46]+[.$K$2]" office:value-type="float" office:value="23.5461574156724" calcext:value-type="float">
            <text:p>23.5461574156724</text:p>
          </table:table-cell>
          <table:table-cell table:formula="of:=[.N46]/[.O46]" office:value-type="float" office:value="1.95360963523425" calcext:value-type="float">
            <text:p>1.95360963523425</text:p>
          </table:table-cell>
          <table:table-cell table:formula="of:=ROUNDUP([.P46]*100;0)" office:value-type="float" office:value="196" calcext:value-type="float">
            <text:p>19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7" calcext:value-type="float">
            <text:p>47</text:p>
          </table:table-cell>
          <table:table-cell table:formula="of:=[.$I$2]*[.N47]*[.N47]+[.$J$2]*[.N47]+[.$K$2]" office:value-type="float" office:value="23.95376464817" calcext:value-type="float">
            <text:p>23.95376464817</text:p>
          </table:table-cell>
          <table:table-cell table:formula="of:=[.N47]/[.O47]" office:value-type="float" office:value="1.96211329159864" calcext:value-type="float">
            <text:p>1.96211329159864</text:p>
          </table:table-cell>
          <table:table-cell table:formula="of:=ROUNDUP([.P47]*100;0)" office:value-type="float" office:value="197" calcext:value-type="float">
            <text:p>19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8" calcext:value-type="float">
            <text:p>48</text:p>
          </table:table-cell>
          <table:table-cell table:formula="of:=[.$I$2]*[.N48]*[.N48]+[.$J$2]*[.N48]+[.$K$2]" office:value-type="float" office:value="24.357136537772" calcext:value-type="float">
            <text:p>24.357136537772</text:p>
          </table:table-cell>
          <table:table-cell table:formula="of:=[.N48]/[.O48]" office:value-type="float" office:value="1.97067499808787" calcext:value-type="float">
            <text:p>1.97067499808787</text:p>
          </table:table-cell>
          <table:table-cell table:formula="of:=ROUNDUP([.P48]*100;0)" office:value-type="float" office:value="198" calcext:value-type="float">
            <text:p>19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49" calcext:value-type="float">
            <text:p>49</text:p>
          </table:table-cell>
          <table:table-cell table:formula="of:=[.$I$2]*[.N49]*[.N49]+[.$J$2]*[.N49]+[.$K$2]" office:value-type="float" office:value="24.7562730844786" calcext:value-type="float">
            <text:p>24.7562730844786</text:p>
          </table:table-cell>
          <table:table-cell table:formula="of:=[.N49]/[.O49]" office:value-type="float" office:value="1.97929631139517" calcext:value-type="float">
            <text:p>1.97929631139517</text:p>
          </table:table-cell>
          <table:table-cell table:formula="of:=ROUNDUP([.P49]*100;0)" office:value-type="float" office:value="198" calcext:value-type="float">
            <text:p>19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0" calcext:value-type="float">
            <text:p>50</text:p>
          </table:table-cell>
          <table:table-cell table:formula="of:=[.$I$2]*[.N50]*[.N50]+[.$J$2]*[.N50]+[.$K$2]" office:value-type="float" office:value="25.1511742882895" calcext:value-type="float">
            <text:p>25.1511742882895</text:p>
          </table:table-cell>
          <table:table-cell table:formula="of:=[.N50]/[.O50]" office:value-type="float" office:value="1.98797874909881" calcext:value-type="float">
            <text:p>1.98797874909881</text:p>
          </table:table-cell>
          <table:table-cell table:formula="of:=ROUNDUP([.P50]*100;0)" office:value-type="float" office:value="199" calcext:value-type="float">
            <text:p>19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1" calcext:value-type="float">
            <text:p>51</text:p>
          </table:table-cell>
          <table:table-cell table:formula="of:=[.$I$2]*[.N51]*[.N51]+[.$J$2]*[.N51]+[.$K$2]" office:value-type="float" office:value="25.5418401492049" calcext:value-type="float">
            <text:p>25.5418401492049</text:p>
          </table:table-cell>
          <table:table-cell table:formula="of:=[.N51]/[.O51]" office:value-type="float" office:value="1.99672379523476" calcext:value-type="float">
            <text:p>1.99672379523476</text:p>
          </table:table-cell>
          <table:table-cell table:formula="of:=ROUNDUP([.P51]*100;0)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2" calcext:value-type="float">
            <text:p>52</text:p>
          </table:table-cell>
          <table:table-cell table:formula="of:=[.$I$2]*[.N52]*[.N52]+[.$J$2]*[.N52]+[.$K$2]" office:value-type="float" office:value="25.9282706672248" calcext:value-type="float">
            <text:p>25.9282706672248</text:p>
          </table:table-cell>
          <table:table-cell table:formula="of:=[.N52]/[.O52]" office:value-type="float" office:value="2.00553290527516" calcext:value-type="float">
            <text:p>2.00553290527516</text:p>
          </table:table-cell>
          <table:table-cell table:formula="of:=ROUNDUP([.P52]*100;0)" office:value-type="float" office:value="201" calcext:value-type="float">
            <text:p>20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3" calcext:value-type="float">
            <text:p>53</text:p>
          </table:table-cell>
          <table:table-cell table:formula="of:=[.$I$2]*[.N53]*[.N53]+[.$J$2]*[.N53]+[.$K$2]" office:value-type="float" office:value="26.3104658423491" calcext:value-type="float">
            <text:p>26.3104658423491</text:p>
          </table:table-cell>
          <table:table-cell table:formula="of:=[.N53]/[.O53]" office:value-type="float" office:value="2.01440751059191" calcext:value-type="float">
            <text:p>2.01440751059191</text:p>
          </table:table-cell>
          <table:table-cell table:formula="of:=ROUNDUP([.P53]*100;0)" office:value-type="float" office:value="202" calcext:value-type="float">
            <text:p>2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4" calcext:value-type="float">
            <text:p>54</text:p>
          </table:table-cell>
          <table:table-cell table:formula="of:=[.$I$2]*[.N54]*[.N54]+[.$J$2]*[.N54]+[.$K$2]" office:value-type="float" office:value="26.6884256745778" calcext:value-type="float">
            <text:p>26.6884256745778</text:p>
          </table:table-cell>
          <table:table-cell table:formula="of:=[.N54]/[.O54]" office:value-type="float" office:value="2.02334902247299" calcext:value-type="float">
            <text:p>2.02334902247299</text:p>
          </table:table-cell>
          <table:table-cell table:formula="of:=ROUNDUP([.P54]*100;0)" office:value-type="float" office:value="203" calcext:value-type="float">
            <text:p>20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5" calcext:value-type="float">
            <text:p>55</text:p>
          </table:table-cell>
          <table:table-cell table:formula="of:=[.$I$2]*[.N55]*[.N55]+[.$J$2]*[.N55]+[.$K$2]" office:value-type="float" office:value="27.062150163911" calcext:value-type="float">
            <text:p>27.062150163911</text:p>
          </table:table-cell>
          <table:table-cell table:formula="of:=[.N55]/[.O55]" office:value-type="float" office:value="2.03235883574934" calcext:value-type="float">
            <text:p>2.03235883574934</text:p>
          </table:table-cell>
          <table:table-cell table:formula="of:=ROUNDUP([.P55]*100;0)" office:value-type="float" office:value="204" calcext:value-type="float">
            <text:p>2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6" calcext:value-type="float">
            <text:p>56</text:p>
          </table:table-cell>
          <table:table-cell table:formula="of:=[.$I$2]*[.N56]*[.N56]+[.$J$2]*[.N56]+[.$K$2]" office:value-type="float" office:value="27.4316393103487" calcext:value-type="float">
            <text:p>27.4316393103487</text:p>
          </table:table-cell>
          <table:table-cell table:formula="of:=[.N56]/[.O56]" office:value-type="float" office:value="2.04143833208225" calcext:value-type="float">
            <text:p>2.04143833208225</text:p>
          </table:table-cell>
          <table:table-cell table:formula="of:=ROUNDUP([.P56]*100;0)" office:value-type="float" office:value="205" calcext:value-type="float">
            <text:p>2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7" calcext:value-type="float">
            <text:p>57</text:p>
          </table:table-cell>
          <table:table-cell table:formula="of:=[.$I$2]*[.N57]*[.N57]+[.$J$2]*[.N57]+[.$K$2]" office:value-type="float" office:value="27.7968931138908" calcext:value-type="float">
            <text:p>27.7968931138908</text:p>
          </table:table-cell>
          <table:table-cell table:formula="of:=[.N57]/[.O57]" office:value-type="float" office:value="2.05058888295382" calcext:value-type="float">
            <text:p>2.05058888295382</text:p>
          </table:table-cell>
          <table:table-cell table:formula="of:=ROUNDUP([.P57]*100;0)" office:value-type="float" office:value="206" calcext:value-type="float">
            <text:p>2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8" calcext:value-type="float">
            <text:p>58</text:p>
          </table:table-cell>
          <table:table-cell table:formula="of:=[.$I$2]*[.N58]*[.N58]+[.$J$2]*[.N58]+[.$K$2]" office:value-type="float" office:value="28.1579115745373" calcext:value-type="float">
            <text:p>28.1579115745373</text:p>
          </table:table-cell>
          <table:table-cell table:formula="of:=[.N58]/[.O58]" office:value-type="float" office:value="2.05981185239776" calcext:value-type="float">
            <text:p>2.05981185239776</text:p>
          </table:table-cell>
          <table:table-cell table:formula="of:=ROUNDUP([.P58]*100;0)" office:value-type="float" office:value="206" calcext:value-type="float">
            <text:p>20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59" calcext:value-type="float">
            <text:p>59</text:p>
          </table:table-cell>
          <table:table-cell table:formula="of:=[.$I$2]*[.N59]*[.N59]+[.$J$2]*[.N59]+[.$K$2]" office:value-type="float" office:value="28.5146946922883" calcext:value-type="float">
            <text:p>28.5146946922883</text:p>
          </table:table-cell>
          <table:table-cell table:formula="of:=[.N59]/[.O59]" office:value-type="float" office:value="2.06910859950243" calcext:value-type="float">
            <text:p>2.06910859950243</text:p>
          </table:table-cell>
          <table:table-cell table:formula="of:=ROUNDUP([.P59]*100;0)"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table:formula="of:=[.$I$2]*[.N60]*[.N60]+[.$J$2]*[.N60]+[.$K$2]" office:value-type="float" office:value="28.8672424671438" calcext:value-type="float">
            <text:p>28.8672424671438</text:p>
          </table:table-cell>
          <table:table-cell table:formula="of:=[.N60]/[.O60]" office:value-type="float" office:value="2.07848048071412" calcext:value-type="float">
            <text:p>2.07848048071412</text:p>
          </table:table-cell>
          <table:table-cell table:formula="of:=ROUNDUP([.P60]*100;0)" office:value-type="float" office:value="208" calcext:value-type="float">
            <text:p>2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1" calcext:value-type="float">
            <text:p>61</text:p>
          </table:table-cell>
          <table:table-cell table:formula="of:=[.$I$2]*[.N61]*[.N61]+[.$J$2]*[.N61]+[.$K$2]" office:value-type="float" office:value="29.2155548991037" calcext:value-type="float">
            <text:p>29.2155548991037</text:p>
          </table:table-cell>
          <table:table-cell table:formula="of:=[.N61]/[.O61]" office:value-type="float" office:value="2.0879288519648" calcext:value-type="float">
            <text:p>2.0879288519648</text:p>
          </table:table-cell>
          <table:table-cell table:formula="of:=ROUNDUP([.P61]*100;0)"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2" calcext:value-type="float">
            <text:p>62</text:p>
          </table:table-cell>
          <table:table-cell table:formula="of:=[.$I$2]*[.N62]*[.N62]+[.$J$2]*[.N62]+[.$K$2]" office:value-type="float" office:value="29.559631988168" calcext:value-type="float">
            <text:p>29.559631988168</text:p>
          </table:table-cell>
          <table:table-cell table:formula="of:=[.N62]/[.O62]" office:value-type="float" office:value="2.09745507064557" calcext:value-type="float">
            <text:p>2.09745507064557</text:p>
          </table:table-cell>
          <table:table-cell table:formula="of:=ROUNDUP([.P62]*100;0)"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3" calcext:value-type="float">
            <text:p>63</text:p>
          </table:table-cell>
          <table:table-cell table:formula="of:=[.$I$2]*[.N63]*[.N63]+[.$J$2]*[.N63]+[.$K$2]" office:value-type="float" office:value="29.8994737343368" calcext:value-type="float">
            <text:p>29.8994737343368</text:p>
          </table:table-cell>
          <table:table-cell table:formula="of:=[.N63]/[.O63]" office:value-type="float" office:value="2.10706049744448" calcext:value-type="float">
            <text:p>2.10706049744448</text:p>
          </table:table-cell>
          <table:table-cell table:formula="of:=ROUNDUP([.P63]*100;0)"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4" calcext:value-type="float">
            <text:p>64</text:p>
          </table:table-cell>
          <table:table-cell table:formula="of:=[.$I$2]*[.N64]*[.N64]+[.$J$2]*[.N64]+[.$K$2]" office:value-type="float" office:value="30.2350801376101" calcext:value-type="float">
            <text:p>30.2350801376101</text:p>
          </table:table-cell>
          <table:table-cell table:formula="of:=[.N64]/[.O64]" office:value-type="float" office:value="2.11674649806497" calcext:value-type="float">
            <text:p>2.11674649806497</text:p>
          </table:table-cell>
          <table:table-cell table:formula="of:=ROUNDUP([.P64]*100;0)" office:value-type="float" office:value="212" calcext:value-type="float">
            <text:p>21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5" calcext:value-type="float">
            <text:p>65</text:p>
          </table:table-cell>
          <table:table-cell table:formula="of:=[.$I$2]*[.N65]*[.N65]+[.$J$2]*[.N65]+[.$K$2]" office:value-type="float" office:value="30.5664511979878" calcext:value-type="float">
            <text:p>30.5664511979878</text:p>
          </table:table-cell>
          <table:table-cell table:formula="of:=[.N65]/[.O65]" office:value-type="float" office:value="2.12651444483941" calcext:value-type="float">
            <text:p>2.12651444483941</text:p>
          </table:table-cell>
          <table:table-cell table:formula="of:=ROUNDUP([.P65]*100;0)" office:value-type="float" office:value="213" calcext:value-type="float">
            <text:p>21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6" calcext:value-type="float">
            <text:p>66</text:p>
          </table:table-cell>
          <table:table-cell table:formula="of:=[.$I$2]*[.N66]*[.N66]+[.$J$2]*[.N66]+[.$K$2]" office:value-type="float" office:value="30.8935869154699" calcext:value-type="float">
            <text:p>30.8935869154699</text:p>
          </table:table-cell>
          <table:table-cell table:formula="of:=[.N66]/[.O66]" office:value-type="float" office:value="2.13636571825043" calcext:value-type="float">
            <text:p>2.13636571825043</text:p>
          </table:table-cell>
          <table:table-cell table:formula="of:=ROUNDUP([.P66]*100;0)" office:value-type="float" office:value="214" calcext:value-type="float">
            <text:p>2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7" calcext:value-type="float">
            <text:p>67</text:p>
          </table:table-cell>
          <table:table-cell table:formula="of:=[.$I$2]*[.N67]*[.N67]+[.$J$2]*[.N67]+[.$K$2]" office:value-type="float" office:value="31.2164872900565" calcext:value-type="float">
            <text:p>31.2164872900565</text:p>
          </table:table-cell>
          <table:table-cell table:formula="of:=[.N67]/[.O67]" office:value-type="float" office:value="2.14630170837132" calcext:value-type="float">
            <text:p>2.14630170837132</text:p>
          </table:table-cell>
          <table:table-cell table:formula="of:=ROUNDUP([.P67]*100;0)" office:value-type="float" office:value="215" calcext:value-type="float">
            <text:p>21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8" calcext:value-type="float">
            <text:p>68</text:p>
          </table:table-cell>
          <table:table-cell table:formula="of:=[.$I$2]*[.N68]*[.N68]+[.$J$2]*[.N68]+[.$K$2]" office:value-type="float" office:value="31.5351523217475" calcext:value-type="float">
            <text:p>31.5351523217475</text:p>
          </table:table-cell>
          <table:table-cell table:formula="of:=[.N68]/[.O68]" office:value-type="float" office:value="2.15632381623555" calcext:value-type="float">
            <text:p>2.15632381623555</text:p>
          </table:table-cell>
          <table:table-cell table:formula="of:=ROUNDUP([.P68]*100;0)" office:value-type="float" office:value="216" calcext:value-type="float">
            <text:p>21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69" calcext:value-type="float">
            <text:p>69</text:p>
          </table:table-cell>
          <table:table-cell table:formula="of:=[.$I$2]*[.N69]*[.N69]+[.$J$2]*[.N69]+[.$K$2]" office:value-type="float" office:value="31.849582010543" calcext:value-type="float">
            <text:p>31.849582010543</text:p>
          </table:table-cell>
          <table:table-cell table:formula="of:=[.N69]/[.O69]" office:value-type="float" office:value="2.16643345514422" calcext:value-type="float">
            <text:p>2.16643345514422</text:p>
          </table:table-cell>
          <table:table-cell table:formula="of:=ROUNDUP([.P69]*100;0)" office:value-type="float" office:value="217" calcext:value-type="float">
            <text:p>21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0" calcext:value-type="float">
            <text:p>70</text:p>
          </table:table-cell>
          <table:table-cell table:formula="of:=[.$I$2]*[.N70]*[.N70]+[.$J$2]*[.N70]+[.$K$2]" office:value-type="float" office:value="32.159776356443" calcext:value-type="float">
            <text:p>32.159776356443</text:p>
          </table:table-cell>
          <table:table-cell table:formula="of:=[.N70]/[.O70]" office:value-type="float" office:value="2.1766320519196" calcext:value-type="float">
            <text:p>2.1766320519196</text:p>
          </table:table-cell>
          <table:table-cell table:formula="of:=ROUNDUP([.P70]*100;0)" office:value-type="float" office:value="218" calcext:value-type="float">
            <text:p>2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1" calcext:value-type="float">
            <text:p>71</text:p>
          </table:table-cell>
          <table:table-cell table:formula="of:=[.$I$2]*[.N71]*[.N71]+[.$J$2]*[.N71]+[.$K$2]" office:value-type="float" office:value="32.4657353594473" calcext:value-type="float">
            <text:p>32.4657353594473</text:p>
          </table:table-cell>
          <table:table-cell table:formula="of:=[.N71]/[.O71]" office:value-type="float" office:value="2.18692104811171" calcext:value-type="float">
            <text:p>2.18692104811171</text:p>
          </table:table-cell>
          <table:table-cell table:formula="of:=ROUNDUP([.P71]*100;0)" office:value-type="float" office:value="219" calcext:value-type="float">
            <text:p>21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2" calcext:value-type="float">
            <text:p>72</text:p>
          </table:table-cell>
          <table:table-cell table:formula="of:=[.$I$2]*[.N72]*[.N72]+[.$J$2]*[.N72]+[.$K$2]" office:value-type="float" office:value="32.7674590195562" calcext:value-type="float">
            <text:p>32.7674590195562</text:p>
          </table:table-cell>
          <table:table-cell table:formula="of:=[.N72]/[.O72]" office:value-type="float" office:value="2.19730190116448" calcext:value-type="float">
            <text:p>2.19730190116448</text:p>
          </table:table-cell>
          <table:table-cell table:formula="of:=ROUNDUP([.P72]*100;0)" office:value-type="float" office:value="220" calcext:value-type="float">
            <text:p>22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3" calcext:value-type="float">
            <text:p>73</text:p>
          </table:table-cell>
          <table:table-cell table:formula="of:=[.$I$2]*[.N73]*[.N73]+[.$J$2]*[.N73]+[.$K$2]" office:value-type="float" office:value="33.0649473367695" calcext:value-type="float">
            <text:p>33.0649473367695</text:p>
          </table:table-cell>
          <table:table-cell table:formula="of:=[.N73]/[.O73]" office:value-type="float" office:value="2.20777608554728" calcext:value-type="float">
            <text:p>2.20777608554728</text:p>
          </table:table-cell>
          <table:table-cell table:formula="of:=ROUNDUP([.P73]*100;0)" office:value-type="float" office:value="221" calcext:value-type="float">
            <text:p>22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4" calcext:value-type="float">
            <text:p>74</text:p>
          </table:table-cell>
          <table:table-cell table:formula="of:=[.$I$2]*[.N74]*[.N74]+[.$J$2]*[.N74]+[.$K$2]" office:value-type="float" office:value="33.3582003110872" calcext:value-type="float">
            <text:p>33.3582003110872</text:p>
          </table:table-cell>
          <table:table-cell table:formula="of:=[.N74]/[.O74]" office:value-type="float" office:value="2.21834509385702" calcext:value-type="float">
            <text:p>2.21834509385702</text:p>
          </table:table-cell>
          <table:table-cell table:formula="of:=ROUNDUP([.P74]*100;0)" office:value-type="float" office:value="222" calcext:value-type="float">
            <text:p>2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5" calcext:value-type="float">
            <text:p>75</text:p>
          </table:table-cell>
          <table:table-cell table:formula="of:=[.$I$2]*[.N75]*[.N75]+[.$J$2]*[.N75]+[.$K$2]" office:value-type="float" office:value="33.6472179425094" calcext:value-type="float">
            <text:p>33.6472179425094</text:p>
          </table:table-cell>
          <table:table-cell table:formula="of:=[.N75]/[.O75]" office:value-type="float" office:value="2.22901043789555" calcext:value-type="float">
            <text:p>2.22901043789555</text:p>
          </table:table-cell>
          <table:table-cell table:formula="of:=ROUNDUP([.P75]*100;0)" office:value-type="float" office:value="223" calcext:value-type="float">
            <text:p>22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6" calcext:value-type="float">
            <text:p>76</text:p>
          </table:table-cell>
          <table:table-cell table:formula="of:=[.$I$2]*[.N76]*[.N76]+[.$J$2]*[.N76]+[.$K$2]" office:value-type="float" office:value="33.932000231036" calcext:value-type="float">
            <text:p>33.932000231036</text:p>
          </table:table-cell>
          <table:table-cell table:formula="of:=[.N76]/[.O76]" office:value-type="float" office:value="2.23977364972685" calcext:value-type="float">
            <text:p>2.23977364972685</text:p>
          </table:table-cell>
          <table:table-cell table:formula="of:=ROUNDUP([.P76]*100;0)" office:value-type="float" office:value="224" calcext:value-type="float">
            <text:p>22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7" calcext:value-type="float">
            <text:p>77</text:p>
          </table:table-cell>
          <table:table-cell table:formula="of:=[.$I$2]*[.N77]*[.N77]+[.$J$2]*[.N77]+[.$K$2]" office:value-type="float" office:value="34.2125471766671" calcext:value-type="float">
            <text:p>34.2125471766671</text:p>
          </table:table-cell>
          <table:table-cell table:formula="of:=[.N77]/[.O77]" office:value-type="float" office:value="2.25063628271776" calcext:value-type="float">
            <text:p>2.25063628271776</text:p>
          </table:table-cell>
          <table:table-cell table:formula="of:=ROUNDUP([.P77]*100;0)" office:value-type="float" office:value="226" calcext:value-type="float">
            <text:p>2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8" calcext:value-type="float">
            <text:p>78</text:p>
          </table:table-cell>
          <table:table-cell table:formula="of:=[.$I$2]*[.N78]*[.N78]+[.$J$2]*[.N78]+[.$K$2]" office:value-type="float" office:value="34.4888587794026" calcext:value-type="float">
            <text:p>34.4888587794026</text:p>
          </table:table-cell>
          <table:table-cell table:formula="of:=[.N78]/[.O78]" office:value-type="float" office:value="2.26159991256606" calcext:value-type="float">
            <text:p>2.26159991256606</text:p>
          </table:table-cell>
          <table:table-cell table:formula="of:=ROUNDUP([.P78]*100;0)" office:value-type="float" office:value="227" calcext:value-type="float">
            <text:p>22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79" calcext:value-type="float">
            <text:p>79</text:p>
          </table:table-cell>
          <table:table-cell table:formula="of:=[.$I$2]*[.N79]*[.N79]+[.$J$2]*[.N79]+[.$K$2]" office:value-type="float" office:value="34.7609350392426" calcext:value-type="float">
            <text:p>34.7609350392426</text:p>
          </table:table-cell>
          <table:table-cell table:formula="of:=[.N79]/[.O79]" office:value-type="float" office:value="2.2726661383192" calcext:value-type="float">
            <text:p>2.2726661383192</text:p>
          </table:table-cell>
          <table:table-cell table:formula="of:=ROUNDUP([.P79]*100;0)" office:value-type="float" office:value="228" calcext:value-type="float">
            <text:p>2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0" calcext:value-type="float">
            <text:p>80</text:p>
          </table:table-cell>
          <table:table-cell table:formula="of:=[.$I$2]*[.N80]*[.N80]+[.$J$2]*[.N80]+[.$K$2]" office:value-type="float" office:value="35.028775956187" calcext:value-type="float">
            <text:p>35.028775956187</text:p>
          </table:table-cell>
          <table:table-cell table:formula="of:=[.N80]/[.O80]" office:value-type="float" office:value="2.2838365833868" calcext:value-type="float">
            <text:p>2.2838365833868</text:p>
          </table:table-cell>
          <table:table-cell table:formula="of:=ROUNDUP([.P80]*100;0)" office:value-type="float" office:value="229" calcext:value-type="float">
            <text:p>22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1" calcext:value-type="float">
            <text:p>81</text:p>
          </table:table-cell>
          <table:table-cell table:formula="of:=[.$I$2]*[.N81]*[.N81]+[.$J$2]*[.N81]+[.$K$2]" office:value-type="float" office:value="35.2923815302359" calcext:value-type="float">
            <text:p>35.2923815302359</text:p>
          </table:table-cell>
          <table:table-cell table:formula="of:=[.N81]/[.O81]" office:value-type="float" office:value="2.29511289654979" calcext:value-type="float">
            <text:p>2.29511289654979</text:p>
          </table:table-cell>
          <table:table-cell table:formula="of:=ROUNDUP([.P81]*100;0)"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2" calcext:value-type="float">
            <text:p>82</text:p>
          </table:table-cell>
          <table:table-cell table:formula="of:=[.$I$2]*[.N82]*[.N82]+[.$J$2]*[.N82]+[.$K$2]" office:value-type="float" office:value="35.5517517613892" calcext:value-type="float">
            <text:p>35.5517517613892</text:p>
          </table:table-cell>
          <table:table-cell table:formula="of:=[.N82]/[.O82]" office:value-type="float" office:value="2.30649675296888" calcext:value-type="float">
            <text:p>2.30649675296888</text:p>
          </table:table-cell>
          <table:table-cell table:formula="of:=ROUNDUP([.P82]*100;0)" office:value-type="float" office:value="231" calcext:value-type="float">
            <text:p>23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3" calcext:value-type="float">
            <text:p>83</text:p>
          </table:table-cell>
          <table:table-cell table:formula="of:=[.$I$2]*[.N83]*[.N83]+[.$J$2]*[.N83]+[.$K$2]" office:value-type="float" office:value="35.806886649647" calcext:value-type="float">
            <text:p>35.806886649647</text:p>
          </table:table-cell>
          <table:table-cell table:formula="of:=[.N83]/[.O83]" office:value-type="float" office:value="2.31798985519503" calcext:value-type="float">
            <text:p>2.31798985519503</text:p>
          </table:table-cell>
          <table:table-cell table:formula="of:=ROUNDUP([.P83]*100;0)" office:value-type="float" office:value="232" calcext:value-type="float">
            <text:p>23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4" calcext:value-type="float">
            <text:p>84</text:p>
          </table:table-cell>
          <table:table-cell table:formula="of:=[.$I$2]*[.N84]*[.N84]+[.$J$2]*[.N84]+[.$K$2]" office:value-type="float" office:value="36.0577861950092" calcext:value-type="float">
            <text:p>36.0577861950092</text:p>
          </table:table-cell>
          <table:table-cell table:formula="of:=[.N84]/[.O84]" office:value-type="float" office:value="2.32959393418408" calcext:value-type="float">
            <text:p>2.32959393418408</text:p>
          </table:table-cell>
          <table:table-cell table:formula="of:=ROUNDUP([.P84]*100;0)" office:value-type="float" office:value="233" calcext:value-type="float">
            <text:p>23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5" calcext:value-type="float">
            <text:p>85</text:p>
          </table:table-cell>
          <table:table-cell table:formula="of:=[.$I$2]*[.N85]*[.N85]+[.$J$2]*[.N85]+[.$K$2]" office:value-type="float" office:value="36.3044503974759" calcext:value-type="float">
            <text:p>36.3044503974759</text:p>
          </table:table-cell>
          <table:table-cell table:formula="of:=[.N85]/[.O85]" office:value-type="float" office:value="2.34131075031808" calcext:value-type="float">
            <text:p>2.34131075031808</text:p>
          </table:table-cell>
          <table:table-cell table:formula="of:=ROUNDUP([.P85]*100;0)" office:value-type="float" office:value="235" calcext:value-type="float">
            <text:p>23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6" calcext:value-type="float">
            <text:p>86</text:p>
          </table:table-cell>
          <table:table-cell table:formula="of:=[.$I$2]*[.N86]*[.N86]+[.$J$2]*[.N86]+[.$K$2]" office:value-type="float" office:value="36.546879257047" calcext:value-type="float">
            <text:p>36.546879257047</text:p>
          </table:table-cell>
          <table:table-cell table:formula="of:=[.N86]/[.O86]" office:value-type="float" office:value="2.35314209443525" calcext:value-type="float">
            <text:p>2.35314209443525</text:p>
          </table:table-cell>
          <table:table-cell table:formula="of:=ROUNDUP([.P86]*100;0)" office:value-type="float" office:value="236" calcext:value-type="float">
            <text:p>23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7" calcext:value-type="float">
            <text:p>87</text:p>
          </table:table-cell>
          <table:table-cell table:formula="of:=[.$I$2]*[.N87]*[.N87]+[.$J$2]*[.N87]+[.$K$2]" office:value-type="float" office:value="36.7850727737226" calcext:value-type="float">
            <text:p>36.7850727737226</text:p>
          </table:table-cell>
          <table:table-cell table:formula="of:=[.N87]/[.O87]" office:value-type="float" office:value="2.36508978887078" calcext:value-type="float">
            <text:p>2.36508978887078</text:p>
          </table:table-cell>
          <table:table-cell table:formula="of:=ROUNDUP([.P87]*100;0)" office:value-type="float" office:value="237" calcext:value-type="float">
            <text:p>2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8" calcext:value-type="float">
            <text:p>88</text:p>
          </table:table-cell>
          <table:table-cell table:formula="of:=[.$I$2]*[.N88]*[.N88]+[.$J$2]*[.N88]+[.$K$2]" office:value-type="float" office:value="37.0190309475026" calcext:value-type="float">
            <text:p>37.0190309475026</text:p>
          </table:table-cell>
          <table:table-cell table:formula="of:=[.N88]/[.O88]" office:value-type="float" office:value="2.37715568851044" calcext:value-type="float">
            <text:p>2.37715568851044</text:p>
          </table:table-cell>
          <table:table-cell table:formula="of:=ROUNDUP([.P88]*100;0)" office:value-type="float" office:value="238" calcext:value-type="float">
            <text:p>2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89" calcext:value-type="float">
            <text:p>89</text:p>
          </table:table-cell>
          <table:table-cell table:formula="of:=[.$I$2]*[.N89]*[.N89]+[.$J$2]*[.N89]+[.$K$2]" office:value-type="float" office:value="37.2487537783871" calcext:value-type="float">
            <text:p>37.2487537783871</text:p>
          </table:table-cell>
          <table:table-cell table:formula="of:=[.N89]/[.O89]" office:value-type="float" office:value="2.38934168185891" calcext:value-type="float">
            <text:p>2.38934168185891</text:p>
          </table:table-cell>
          <table:table-cell table:formula="of:=ROUNDUP([.P89]*100;0)" office:value-type="float" office:value="239" calcext:value-type="float">
            <text:p>23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0" calcext:value-type="float">
            <text:p>90</text:p>
          </table:table-cell>
          <table:table-cell table:formula="of:=[.$I$2]*[.N90]*[.N90]+[.$J$2]*[.N90]+[.$K$2]" office:value-type="float" office:value="37.474241266376" calcext:value-type="float">
            <text:p>37.474241266376</text:p>
          </table:table-cell>
          <table:table-cell table:formula="of:=[.N90]/[.O90]" office:value-type="float" office:value="2.40164969212474" calcext:value-type="float">
            <text:p>2.40164969212474</text:p>
          </table:table-cell>
          <table:table-cell table:formula="of:=ROUNDUP([.P90]*100;0)" office:value-type="float" office:value="241" calcext:value-type="float">
            <text:p>24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1" calcext:value-type="float">
            <text:p>91</text:p>
          </table:table-cell>
          <table:table-cell table:formula="of:=[.$I$2]*[.N91]*[.N91]+[.$J$2]*[.N91]+[.$K$2]" office:value-type="float" office:value="37.6954934114694" calcext:value-type="float">
            <text:p>37.6954934114694</text:p>
          </table:table-cell>
          <table:table-cell table:formula="of:=[.N91]/[.O91]" office:value-type="float" office:value="2.4140816783237" calcext:value-type="float">
            <text:p>2.4140816783237</text:p>
          </table:table-cell>
          <table:table-cell table:formula="of:=ROUNDUP([.P91]*100;0)" office:value-type="float" office:value="242" calcext:value-type="float">
            <text:p>2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2" calcext:value-type="float">
            <text:p>92</text:p>
          </table:table-cell>
          <table:table-cell table:formula="of:=[.$I$2]*[.N92]*[.N92]+[.$J$2]*[.N92]+[.$K$2]" office:value-type="float" office:value="37.9125102136672" calcext:value-type="float">
            <text:p>37.9125102136672</text:p>
          </table:table-cell>
          <table:table-cell table:formula="of:=[.N92]/[.O92]" office:value-type="float" office:value="2.42663963640252" calcext:value-type="float">
            <text:p>2.42663963640252</text:p>
          </table:table-cell>
          <table:table-cell table:formula="of:=ROUNDUP([.P92]*100;0)" office:value-type="float" office:value="243" calcext:value-type="float">
            <text:p>24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3" calcext:value-type="float">
            <text:p>93</text:p>
          </table:table-cell>
          <table:table-cell table:formula="of:=[.$I$2]*[.N93]*[.N93]+[.$J$2]*[.N93]+[.$K$2]" office:value-type="float" office:value="38.1252916729695" calcext:value-type="float">
            <text:p>38.1252916729695</text:p>
          </table:table-cell>
          <table:table-cell table:formula="of:=[.N93]/[.O93]" office:value-type="float" office:value="2.43932560038449" calcext:value-type="float">
            <text:p>2.43932560038449</text:p>
          </table:table-cell>
          <table:table-cell table:formula="of:=ROUNDUP([.P93]*100;0)" office:value-type="float" office:value="244" calcext:value-type="float">
            <text:p>24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4" calcext:value-type="float">
            <text:p>94</text:p>
          </table:table-cell>
          <table:table-cell table:formula="of:=[.$I$2]*[.N94]*[.N94]+[.$J$2]*[.N94]+[.$K$2]" office:value-type="float" office:value="38.3338377893762" calcext:value-type="float">
            <text:p>38.3338377893762</text:p>
          </table:table-cell>
          <table:table-cell table:formula="of:=[.N94]/[.O94]" office:value-type="float" office:value="2.45214164353904" calcext:value-type="float">
            <text:p>2.45214164353904</text:p>
          </table:table-cell>
          <table:table-cell table:formula="of:=ROUNDUP([.P94]*100;0)" office:value-type="float" office:value="246" calcext:value-type="float">
            <text:p>2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5" calcext:value-type="float">
            <text:p>95</text:p>
          </table:table-cell>
          <table:table-cell table:formula="of:=[.$I$2]*[.N95]*[.N95]+[.$J$2]*[.N95]+[.$K$2]" office:value-type="float" office:value="38.5381485628873" calcext:value-type="float">
            <text:p>38.5381485628873</text:p>
          </table:table-cell>
          <table:table-cell table:formula="of:=[.N95]/[.O95]" office:value-type="float" office:value="2.46508987957678" calcext:value-type="float">
            <text:p>2.46508987957678</text:p>
          </table:table-cell>
          <table:table-cell table:formula="of:=ROUNDUP([.P95]*100;0)" office:value-type="float" office:value="247" calcext:value-type="float">
            <text:p>24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6" calcext:value-type="float">
            <text:p>96</text:p>
          </table:table-cell>
          <table:table-cell table:formula="of:=[.$I$2]*[.N96]*[.N96]+[.$J$2]*[.N96]+[.$K$2]" office:value-type="float" office:value="38.7382239935029" calcext:value-type="float">
            <text:p>38.7382239935029</text:p>
          </table:table-cell>
          <table:table-cell table:formula="of:=[.N96]/[.O96]" office:value-type="float" office:value="2.47817246387188" calcext:value-type="float">
            <text:p>2.47817246387188</text:p>
          </table:table-cell>
          <table:table-cell table:formula="of:=ROUNDUP([.P96]*100;0)" office:value-type="float" office:value="248" calcext:value-type="float">
            <text:p>24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7" calcext:value-type="float">
            <text:p>97</text:p>
          </table:table-cell>
          <table:table-cell table:formula="of:=[.$I$2]*[.N97]*[.N97]+[.$J$2]*[.N97]+[.$K$2]" office:value-type="float" office:value="38.934064081223" calcext:value-type="float">
            <text:p>38.934064081223</text:p>
          </table:table-cell>
          <table:table-cell table:formula="of:=[.N97]/[.O97]" office:value-type="float" office:value="2.49139159471361" calcext:value-type="float">
            <text:p>2.49139159471361</text:p>
          </table:table-cell>
          <table:table-cell table:formula="of:=ROUNDUP([.P97]*100;0)"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8" calcext:value-type="float">
            <text:p>98</text:p>
          </table:table-cell>
          <table:table-cell table:formula="of:=[.$I$2]*[.N98]*[.N98]+[.$J$2]*[.N98]+[.$K$2]" office:value-type="float" office:value="39.1256688260475" calcext:value-type="float">
            <text:p>39.1256688260475</text:p>
          </table:table-cell>
          <table:table-cell table:formula="of:=[.N98]/[.O98]" office:value-type="float" office:value="2.50474951458868" calcext:value-type="float">
            <text:p>2.50474951458868</text:p>
          </table:table-cell>
          <table:table-cell table:formula="of:=ROUNDUP([.P98]*100;0)" office:value-type="float" office:value="251" calcext:value-type="float">
            <text:p>25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9" calcext:value-type="float">
            <text:p>99</text:p>
          </table:table-cell>
          <table:table-cell table:formula="of:=[.$I$2]*[.N99]*[.N99]+[.$J$2]*[.N99]+[.$K$2]" office:value-type="float" office:value="39.3130382279765" calcext:value-type="float">
            <text:p>39.3130382279765</text:p>
          </table:table-cell>
          <table:table-cell table:formula="of:=[.N99]/[.O99]" office:value-type="float" office:value="2.51824851149633" calcext:value-type="float">
            <text:p>2.51824851149633</text:p>
          </table:table-cell>
          <table:table-cell table:formula="of:=ROUNDUP([.P99]*100;0)" office:value-type="float" office:value="252" calcext:value-type="float">
            <text:p>2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0" calcext:value-type="float">
            <text:p>100</text:p>
          </table:table-cell>
          <table:table-cell table:formula="of:=[.$I$2]*[.N100]*[.N100]+[.$J$2]*[.N100]+[.$K$2]" office:value-type="float" office:value="39.4961722870099" calcext:value-type="float">
            <text:p>39.4961722870099</text:p>
          </table:table-cell>
          <table:table-cell table:formula="of:=[.N100]/[.O100]" office:value-type="float" office:value="2.53189092029785" calcext:value-type="float">
            <text:p>2.53189092029785</text:p>
          </table:table-cell>
          <table:table-cell table:formula="of:=ROUNDUP([.P100]*100;0)" office:value-type="float" office:value="254" calcext:value-type="float">
            <text:p>2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1" calcext:value-type="float">
            <text:p>101</text:p>
          </table:table-cell>
          <table:table-cell table:formula="of:=[.$I$2]*[.N101]*[.N101]+[.$J$2]*[.N101]+[.$K$2]" office:value-type="float" office:value="39.6750710031477" calcext:value-type="float">
            <text:p>39.6750710031477</text:p>
          </table:table-cell>
          <table:table-cell table:formula="of:=[.N101]/[.O101]" office:value-type="float" office:value="2.54567912410256" calcext:value-type="float">
            <text:p>2.54567912410256</text:p>
          </table:table-cell>
          <table:table-cell table:formula="of:=ROUNDUP([.P101]*100;0)" office:value-type="float" office:value="255" calcext:value-type="float">
            <text:p>25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2" calcext:value-type="float">
            <text:p>102</text:p>
          </table:table-cell>
          <table:table-cell table:formula="of:=[.$I$2]*[.N102]*[.N102]+[.$J$2]*[.N102]+[.$K$2]" office:value-type="float" office:value="39.84973437639" calcext:value-type="float">
            <text:p>39.84973437639</text:p>
          </table:table-cell>
          <table:table-cell table:formula="of:=[.N102]/[.O102]" office:value-type="float" office:value="2.55961555569194" calcext:value-type="float">
            <text:p>2.55961555569194</text:p>
          </table:table-cell>
          <table:table-cell table:formula="of:=ROUNDUP([.P102]*100;0)" office:value-type="float" office:value="256" calcext:value-type="float">
            <text:p>25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3" calcext:value-type="float">
            <text:p>103</text:p>
          </table:table-cell>
          <table:table-cell table:formula="of:=[.$I$2]*[.N103]*[.N103]+[.$J$2]*[.N103]+[.$K$2]" office:value-type="float" office:value="40.0201624067368" calcext:value-type="float">
            <text:p>40.0201624067368</text:p>
          </table:table-cell>
          <table:table-cell table:formula="of:=[.N103]/[.O103]" office:value-type="float" office:value="2.57370269898409" calcext:value-type="float">
            <text:p>2.57370269898409</text:p>
          </table:table-cell>
          <table:table-cell table:formula="of:=ROUNDUP([.P103]*100;0)" office:value-type="float" office:value="258" calcext:value-type="float">
            <text:p>2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4" calcext:value-type="float">
            <text:p>104</text:p>
          </table:table-cell>
          <table:table-cell table:formula="of:=[.$I$2]*[.N104]*[.N104]+[.$J$2]*[.N104]+[.$K$2]" office:value-type="float" office:value="40.186355094188" calcext:value-type="float">
            <text:p>40.186355094188</text:p>
          </table:table-cell>
          <table:table-cell table:formula="of:=[.N104]/[.O104]" office:value-type="float" office:value="2.58794309054023" calcext:value-type="float">
            <text:p>2.58794309054023</text:p>
          </table:table-cell>
          <table:table-cell table:formula="of:=ROUNDUP([.P104]*100;0)" office:value-type="float" office:value="259" calcext:value-type="float">
            <text:p>25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5" calcext:value-type="float">
            <text:p>105</text:p>
          </table:table-cell>
          <table:table-cell table:formula="of:=[.$I$2]*[.N105]*[.N105]+[.$J$2]*[.N105]+[.$K$2]" office:value-type="float" office:value="40.3483124387437" calcext:value-type="float">
            <text:p>40.3483124387437</text:p>
          </table:table-cell>
          <table:table-cell table:formula="of:=[.N105]/[.O105]" office:value-type="float" office:value="2.60233932111559" calcext:value-type="float">
            <text:p>2.60233932111559</text:p>
          </table:table-cell>
          <table:table-cell table:formula="of:=ROUNDUP([.P105]*100;0)" office:value-type="float" office:value="261" calcext:value-type="float">
            <text:p>26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6" calcext:value-type="float">
            <text:p>106</text:p>
          </table:table-cell>
          <table:table-cell table:formula="of:=[.$I$2]*[.N106]*[.N106]+[.$J$2]*[.N106]+[.$K$2]" office:value-type="float" office:value="40.5060344404037" calcext:value-type="float">
            <text:p>40.5060344404037</text:p>
          </table:table-cell>
          <table:table-cell table:formula="of:=[.N106]/[.O106]" office:value-type="float" office:value="2.61689403725653" calcext:value-type="float">
            <text:p>2.61689403725653</text:p>
          </table:table-cell>
          <table:table-cell table:formula="of:=ROUNDUP([.P106]*100;0)" office:value-type="float" office:value="262" calcext:value-type="float">
            <text:p>26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7" calcext:value-type="float">
            <text:p>107</text:p>
          </table:table-cell>
          <table:table-cell table:formula="of:=[.$I$2]*[.N107]*[.N107]+[.$J$2]*[.N107]+[.$K$2]" office:value-type="float" office:value="40.6595210991683" calcext:value-type="float">
            <text:p>40.6595210991683</text:p>
          </table:table-cell>
          <table:table-cell table:formula="of:=[.N107]/[.O107]" office:value-type="float" office:value="2.63160994294615" calcext:value-type="float">
            <text:p>2.63160994294615</text:p>
          </table:table-cell>
          <table:table-cell table:formula="of:=ROUNDUP([.P107]*100;0)" office:value-type="float" office:value="264" calcext:value-type="float">
            <text:p>26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8" calcext:value-type="float">
            <text:p>108</text:p>
          </table:table-cell>
          <table:table-cell table:formula="of:=[.$I$2]*[.N108]*[.N108]+[.$J$2]*[.N108]+[.$K$2]" office:value-type="float" office:value="40.8087724150373" calcext:value-type="float">
            <text:p>40.8087724150373</text:p>
          </table:table-cell>
          <table:table-cell table:formula="of:=[.N108]/[.O108]" office:value-type="float" office:value="2.64648980130076" calcext:value-type="float">
            <text:p>2.64648980130076</text:p>
          </table:table-cell>
          <table:table-cell table:formula="of:=ROUNDUP([.P108]*100;0)" office:value-type="float" office:value="265" calcext:value-type="float">
            <text:p>26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9" calcext:value-type="float">
            <text:p>109</text:p>
          </table:table-cell>
          <table:table-cell table:formula="of:=[.$I$2]*[.N109]*[.N109]+[.$J$2]*[.N109]+[.$K$2]" office:value-type="float" office:value="40.9537883880108" calcext:value-type="float">
            <text:p>40.9537883880108</text:p>
          </table:table-cell>
          <table:table-cell table:formula="of:=[.N109]/[.O109]" office:value-type="float" office:value="2.66153643631928" calcext:value-type="float">
            <text:p>2.66153643631928</text:p>
          </table:table-cell>
          <table:table-cell table:formula="of:=ROUNDUP([.P109]*100;0)" office:value-type="float" office:value="267" calcext:value-type="float">
            <text:p>26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0" calcext:value-type="float">
            <text:p>110</text:p>
          </table:table-cell>
          <table:table-cell table:formula="of:=[.$I$2]*[.N110]*[.N110]+[.$J$2]*[.N110]+[.$K$2]" office:value-type="float" office:value="41.0945690180887" calcext:value-type="float">
            <text:p>41.0945690180887</text:p>
          </table:table-cell>
          <table:table-cell table:formula="of:=[.N110]/[.O110]" office:value-type="float" office:value="2.67675273468816" calcext:value-type="float">
            <text:p>2.67675273468816</text:p>
          </table:table-cell>
          <table:table-cell table:formula="of:=ROUNDUP([.P110]*100;0)" office:value-type="float" office:value="268" calcext:value-type="float">
            <text:p>26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1" calcext:value-type="float">
            <text:p>111</text:p>
          </table:table-cell>
          <table:table-cell table:formula="of:=[.$I$2]*[.N111]*[.N111]+[.$J$2]*[.N111]+[.$K$2]" office:value-type="float" office:value="41.231114305271" calcext:value-type="float">
            <text:p>41.231114305271</text:p>
          </table:table-cell>
          <table:table-cell table:formula="of:=[.N111]/[.O111]" office:value-type="float" office:value="2.69214164764423" calcext:value-type="float">
            <text:p>2.69214164764423</text:p>
          </table:table-cell>
          <table:table-cell table:formula="of:=ROUNDUP([.P111]*100;0)" office:value-type="float" office:value="270" calcext:value-type="float">
            <text:p>27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2" calcext:value-type="float">
            <text:p>112</text:p>
          </table:table-cell>
          <table:table-cell table:formula="of:=[.$I$2]*[.N112]*[.N112]+[.$J$2]*[.N112]+[.$K$2]" office:value-type="float" office:value="41.3634242495578" calcext:value-type="float">
            <text:p>41.3634242495578</text:p>
          </table:table-cell>
          <table:table-cell table:formula="of:=[.N112]/[.O112]" office:value-type="float" office:value="2.70770619289812" calcext:value-type="float">
            <text:p>2.70770619289812</text:p>
          </table:table-cell>
          <table:table-cell table:formula="of:=ROUNDUP([.P112]*100;0)" office:value-type="float" office:value="271" calcext:value-type="float">
            <text:p>27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3" calcext:value-type="float">
            <text:p>113</text:p>
          </table:table-cell>
          <table:table-cell table:formula="of:=[.$I$2]*[.N113]*[.N113]+[.$J$2]*[.N113]+[.$K$2]" office:value-type="float" office:value="41.491498850949" calcext:value-type="float">
            <text:p>41.491498850949</text:p>
          </table:table-cell>
          <table:table-cell table:formula="of:=[.N113]/[.O113]" office:value-type="float" office:value="2.72344945662081" calcext:value-type="float">
            <text:p>2.72344945662081</text:p>
          </table:table-cell>
          <table:table-cell table:formula="of:=ROUNDUP([.P113]*100;0)" office:value-type="float" office:value="273" calcext:value-type="float">
            <text:p>27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4" calcext:value-type="float">
            <text:p>114</text:p>
          </table:table-cell>
          <table:table-cell table:formula="of:=[.$I$2]*[.N114]*[.N114]+[.$J$2]*[.N114]+[.$K$2]" office:value-type="float" office:value="41.6153381094447" calcext:value-type="float">
            <text:p>41.6153381094447</text:p>
          </table:table-cell>
          <table:table-cell table:formula="of:=[.N114]/[.O114]" office:value-type="float" office:value="2.73937459549625" calcext:value-type="float">
            <text:p>2.73937459549625</text:p>
          </table:table-cell>
          <table:table-cell table:formula="of:=ROUNDUP([.P114]*100;0)" office:value-type="float" office:value="274" calcext:value-type="float">
            <text:p>27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5" calcext:value-type="float">
            <text:p>115</text:p>
          </table:table-cell>
          <table:table-cell table:formula="of:=[.$I$2]*[.N115]*[.N115]+[.$J$2]*[.N115]+[.$K$2]" office:value-type="float" office:value="41.7349420250449" calcext:value-type="float">
            <text:p>41.7349420250449</text:p>
          </table:table-cell>
          <table:table-cell table:formula="of:=[.N115]/[.O115]" office:value-type="float" office:value="2.75548483884293" calcext:value-type="float">
            <text:p>2.75548483884293</text:p>
          </table:table-cell>
          <table:table-cell table:formula="of:=ROUNDUP([.P115]*100;0)" office:value-type="float" office:value="276" calcext:value-type="float">
            <text:p>27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6" calcext:value-type="float">
            <text:p>116</text:p>
          </table:table-cell>
          <table:table-cell table:formula="of:=[.$I$2]*[.N116]*[.N116]+[.$J$2]*[.N116]+[.$K$2]" office:value-type="float" office:value="41.8503105977495" calcext:value-type="float">
            <text:p>41.8503105977495</text:p>
          </table:table-cell>
          <table:table-cell table:formula="of:=[.N116]/[.O116]" office:value-type="float" office:value="2.77178349080731" calcext:value-type="float">
            <text:p>2.77178349080731</text:p>
          </table:table-cell>
          <table:table-cell table:formula="of:=ROUNDUP([.P116]*100;0)" office:value-type="float" office:value="278" calcext:value-type="float">
            <text:p>27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7" calcext:value-type="float">
            <text:p>117</text:p>
          </table:table-cell>
          <table:table-cell table:formula="of:=[.$I$2]*[.N117]*[.N117]+[.$J$2]*[.N117]+[.$K$2]" office:value-type="float" office:value="41.9614438275585" calcext:value-type="float">
            <text:p>41.9614438275585</text:p>
          </table:table-cell>
          <table:table-cell table:formula="of:=[.N117]/[.O117]" office:value-type="float" office:value="2.7882739326324" calcext:value-type="float">
            <text:p>2.7882739326324</text:p>
          </table:table-cell>
          <table:table-cell table:formula="of:=ROUNDUP([.P117]*100;0)" office:value-type="float" office:value="279" calcext:value-type="float">
            <text:p>27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8" calcext:value-type="float">
            <text:p>118</text:p>
          </table:table-cell>
          <table:table-cell table:formula="of:=[.$I$2]*[.N118]*[.N118]+[.$J$2]*[.N118]+[.$K$2]" office:value-type="float" office:value="42.068341714472" calcext:value-type="float">
            <text:p>42.068341714472</text:p>
          </table:table-cell>
          <table:table-cell table:formula="of:=[.N118]/[.O118]" office:value-type="float" office:value="2.80495962500482" calcext:value-type="float">
            <text:p>2.80495962500482</text:p>
          </table:table-cell>
          <table:table-cell table:formula="of:=ROUNDUP([.P118]*100;0)" office:value-type="float" office:value="281" calcext:value-type="float">
            <text:p>28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19" calcext:value-type="float">
            <text:p>119</text:p>
          </table:table-cell>
          <table:table-cell table:formula="of:=[.$I$2]*[.N119]*[.N119]+[.$J$2]*[.N119]+[.$K$2]" office:value-type="float" office:value="42.1710042584899" calcext:value-type="float">
            <text:p>42.1710042584899</text:p>
          </table:table-cell>
          <table:table-cell table:formula="of:=[.N119]/[.O119]" office:value-type="float" office:value="2.82184411048363" calcext:value-type="float">
            <text:p>2.82184411048363</text:p>
          </table:table-cell>
          <table:table-cell table:formula="of:=ROUNDUP([.P119]*100;0)" office:value-type="float" office:value="283" calcext:value-type="float">
            <text:p>28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0" calcext:value-type="float">
            <text:p>120</text:p>
          </table:table-cell>
          <table:table-cell table:formula="of:=[.$I$2]*[.N120]*[.N120]+[.$J$2]*[.N120]+[.$K$2]" office:value-type="float" office:value="42.2694314596123" calcext:value-type="float">
            <text:p>42.2694314596123</text:p>
          </table:table-cell>
          <table:table-cell table:formula="of:=[.N120]/[.O120]" office:value-type="float" office:value="2.83893101601468" calcext:value-type="float">
            <text:p>2.83893101601468</text:p>
          </table:table-cell>
          <table:table-cell table:formula="of:=ROUNDUP([.P120]*100;0)" office:value-type="float" office:value="284" calcext:value-type="float">
            <text:p>28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1" calcext:value-type="float">
            <text:p>121</text:p>
          </table:table-cell>
          <table:table-cell table:formula="of:=[.$I$2]*[.N121]*[.N121]+[.$J$2]*[.N121]+[.$K$2]" office:value-type="float" office:value="42.3636233178391" calcext:value-type="float">
            <text:p>42.3636233178391</text:p>
          </table:table-cell>
          <table:table-cell table:formula="of:=[.N121]/[.O121]" office:value-type="float" office:value="2.85622405553416" calcext:value-type="float">
            <text:p>2.85622405553416</text:p>
          </table:table-cell>
          <table:table-cell table:formula="of:=ROUNDUP([.P121]*100;0)" office:value-type="float" office:value="286" calcext:value-type="float">
            <text:p>28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2" calcext:value-type="float">
            <text:p>122</text:p>
          </table:table-cell>
          <table:table-cell table:formula="of:=[.$I$2]*[.N122]*[.N122]+[.$J$2]*[.N122]+[.$K$2]" office:value-type="float" office:value="42.4535798331704" calcext:value-type="float">
            <text:p>42.4535798331704</text:p>
          </table:table-cell>
          <table:table-cell table:formula="of:=[.N122]/[.O122]" office:value-type="float" office:value="2.87372703266539" calcext:value-type="float">
            <text:p>2.87372703266539</text:p>
          </table:table-cell>
          <table:table-cell table:formula="of:=ROUNDUP([.P122]*100;0)" office:value-type="float" office:value="288" calcext:value-type="float">
            <text:p>28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3" calcext:value-type="float">
            <text:p>123</text:p>
          </table:table-cell>
          <table:table-cell table:formula="of:=[.$I$2]*[.N123]*[.N123]+[.$J$2]*[.N123]+[.$K$2]" office:value-type="float" office:value="42.5393010056062" calcext:value-type="float">
            <text:p>42.5393010056062</text:p>
          </table:table-cell>
          <table:table-cell table:formula="of:=[.N123]/[.O123]" office:value-type="float" office:value="2.89144384351285" calcext:value-type="float">
            <text:p>2.89144384351285</text:p>
          </table:table-cell>
          <table:table-cell table:formula="of:=ROUNDUP([.P123]*100;0)" office:value-type="float" office:value="290" calcext:value-type="float">
            <text:p>29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4" calcext:value-type="float">
            <text:p>124</text:p>
          </table:table-cell>
          <table:table-cell table:formula="of:=[.$I$2]*[.N124]*[.N124]+[.$J$2]*[.N124]+[.$K$2]" office:value-type="float" office:value="42.6207868351464" calcext:value-type="float">
            <text:p>42.6207868351464</text:p>
          </table:table-cell>
          <table:table-cell table:formula="of:=[.N124]/[.O124]" office:value-type="float" office:value="2.90937847955791" calcext:value-type="float">
            <text:p>2.90937847955791</text:p>
          </table:table-cell>
          <table:table-cell table:formula="of:=ROUNDUP([.P124]*100;0)" office:value-type="float" office:value="291" calcext:value-type="float">
            <text:p>29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5" calcext:value-type="float">
            <text:p>125</text:p>
          </table:table-cell>
          <table:table-cell table:formula="of:=[.$I$2]*[.N125]*[.N125]+[.$J$2]*[.N125]+[.$K$2]" office:value-type="float" office:value="42.698037321791" calcext:value-type="float">
            <text:p>42.698037321791</text:p>
          </table:table-cell>
          <table:table-cell table:formula="of:=[.N125]/[.O125]" office:value-type="float" office:value="2.92753503066067" calcext:value-type="float">
            <text:p>2.92753503066067</text:p>
          </table:table-cell>
          <table:table-cell table:formula="of:=ROUNDUP([.P125]*100;0)" office:value-type="float" office:value="293" calcext:value-type="float">
            <text:p>29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6" calcext:value-type="float">
            <text:p>126</text:p>
          </table:table-cell>
          <table:table-cell table:formula="of:=[.$I$2]*[.N126]*[.N126]+[.$J$2]*[.N126]+[.$K$2]" office:value-type="float" office:value="42.7710524655401" calcext:value-type="float">
            <text:p>42.7710524655401</text:p>
          </table:table-cell>
          <table:table-cell table:formula="of:=[.N126]/[.O126]" office:value-type="float" office:value="2.94591768817277" calcext:value-type="float">
            <text:p>2.94591768817277</text:p>
          </table:table-cell>
          <table:table-cell table:formula="of:=ROUNDUP([.P126]*100;0)" office:value-type="float" office:value="295" calcext:value-type="float">
            <text:p>29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7" calcext:value-type="float">
            <text:p>127</text:p>
          </table:table-cell>
          <table:table-cell table:formula="of:=[.$I$2]*[.N127]*[.N127]+[.$J$2]*[.N127]+[.$K$2]" office:value-type="float" office:value="42.8398322663936" calcext:value-type="float">
            <text:p>42.8398322663936</text:p>
          </table:table-cell>
          <table:table-cell table:formula="of:=[.N127]/[.O127]" office:value-type="float" office:value="2.96453074816605" calcext:value-type="float">
            <text:p>2.96453074816605</text:p>
          </table:table-cell>
          <table:table-cell table:formula="of:=ROUNDUP([.P127]*100;0)" office:value-type="float" office:value="297" calcext:value-type="float">
            <text:p>29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formula="of:=[.$I$2]*[.N128]*[.N128]+[.$J$2]*[.N128]+[.$K$2]" office:value-type="float" office:value="42.9043767243516" calcext:value-type="float">
            <text:p>42.9043767243516</text:p>
          </table:table-cell>
          <table:table-cell table:formula="of:=[.N128]/[.O128]" office:value-type="float" office:value="2.98337861478244" calcext:value-type="float">
            <text:p>2.98337861478244</text:p>
          </table:table-cell>
          <table:table-cell table:formula="of:=ROUNDUP([.P128]*100;0)" office:value-type="float" office:value="299" calcext:value-type="float">
            <text:p>29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29" calcext:value-type="float">
            <text:p>129</text:p>
          </table:table-cell>
          <table:table-cell table:formula="of:=[.$I$2]*[.N129]*[.N129]+[.$J$2]*[.N129]+[.$K$2]" office:value-type="float" office:value="42.964685839414" calcext:value-type="float">
            <text:p>42.964685839414</text:p>
          </table:table-cell>
          <table:table-cell table:formula="of:=[.N129]/[.O129]" office:value-type="float" office:value="3.00246580371038" calcext:value-type="float">
            <text:p>3.00246580371038</text:p>
          </table:table-cell>
          <table:table-cell table:formula="of:=ROUNDUP([.P129]*100;0)" office:value-type="float" office:value="301" calcext:value-type="float">
            <text:p>30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0" calcext:value-type="float">
            <text:p>130</text:p>
          </table:table-cell>
          <table:table-cell table:formula="of:=[.$I$2]*[.N130]*[.N130]+[.$J$2]*[.N130]+[.$K$2]" office:value-type="float" office:value="43.0207596115809" calcext:value-type="float">
            <text:p>43.0207596115809</text:p>
          </table:table-cell>
          <table:table-cell table:formula="of:=[.N130]/[.O130]" office:value-type="float" office:value="3.0217969457937" calcext:value-type="float">
            <text:p>3.0217969457937</text:p>
          </table:table-cell>
          <table:table-cell table:formula="of:=ROUNDUP([.P130]*100;0)" office:value-type="float" office:value="303" calcext:value-type="float">
            <text:p>30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1" calcext:value-type="float">
            <text:p>131</text:p>
          </table:table-cell>
          <table:table-cell table:formula="of:=[.$I$2]*[.N131]*[.N131]+[.$J$2]*[.N131]+[.$K$2]" office:value-type="float" office:value="43.0725980408522" calcext:value-type="float">
            <text:p>43.0725980408522</text:p>
          </table:table-cell>
          <table:table-cell table:formula="of:=[.N131]/[.O131]" office:value-type="float" office:value="3.04137679077898" calcext:value-type="float">
            <text:p>3.04137679077898</text:p>
          </table:table-cell>
          <table:table-cell table:formula="of:=ROUNDUP([.P131]*100;0)" office:value-type="float" office:value="305" calcext:value-type="float">
            <text:p>3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2" calcext:value-type="float">
            <text:p>132</text:p>
          </table:table-cell>
          <table:table-cell table:formula="of:=[.$I$2]*[.N132]*[.N132]+[.$J$2]*[.N132]+[.$K$2]" office:value-type="float" office:value="43.120201127228" calcext:value-type="float">
            <text:p>43.120201127228</text:p>
          </table:table-cell>
          <table:table-cell table:formula="of:=[.N132]/[.O132]" office:value-type="float" office:value="3.0612102112077" calcext:value-type="float">
            <text:p>3.0612102112077</text:p>
          </table:table-cell>
          <table:table-cell table:formula="of:=ROUNDUP([.P132]*100;0)" office:value-type="float" office:value="307" calcext:value-type="float">
            <text:p>3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3" calcext:value-type="float">
            <text:p>133</text:p>
          </table:table-cell>
          <table:table-cell table:formula="of:=[.$I$2]*[.N133]*[.N133]+[.$J$2]*[.N133]+[.$K$2]" office:value-type="float" office:value="43.1635688707082" calcext:value-type="float">
            <text:p>43.1635688707082</text:p>
          </table:table-cell>
          <table:table-cell table:formula="of:=[.N133]/[.O133]" office:value-type="float" office:value="3.08130220645997" calcext:value-type="float">
            <text:p>3.08130220645997</text:p>
          </table:table-cell>
          <table:table-cell table:formula="of:=ROUNDUP([.P133]*100;0)" office:value-type="float" office:value="309" calcext:value-type="float">
            <text:p>30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4" calcext:value-type="float">
            <text:p>134</text:p>
          </table:table-cell>
          <table:table-cell table:formula="of:=[.$I$2]*[.N134]*[.N134]+[.$J$2]*[.N134]+[.$K$2]" office:value-type="float" office:value="43.2027012712929" calcext:value-type="float">
            <text:p>43.2027012712929</text:p>
          </table:table-cell>
          <table:table-cell table:formula="of:=[.N134]/[.O134]" office:value-type="float" office:value="3.10165790695684" calcext:value-type="float">
            <text:p>3.10165790695684</text:p>
          </table:table-cell>
          <table:table-cell table:formula="of:=ROUNDUP([.P134]*100;0)" office:value-type="float" office:value="311" calcext:value-type="float">
            <text:p>31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5" calcext:value-type="float">
            <text:p>135</text:p>
          </table:table-cell>
          <table:table-cell table:formula="of:=[.$I$2]*[.N135]*[.N135]+[.$J$2]*[.N135]+[.$K$2]" office:value-type="float" office:value="43.237598328982" calcext:value-type="float">
            <text:p>43.237598328982</text:p>
          </table:table-cell>
          <table:table-cell table:formula="of:=[.N135]/[.O135]" office:value-type="float" office:value="3.12228257852865" calcext:value-type="float">
            <text:p>3.12228257852865</text:p>
          </table:table-cell>
          <table:table-cell table:formula="of:=ROUNDUP([.P135]*100;0)" office:value-type="float" office:value="313" calcext:value-type="float">
            <text:p>31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6" calcext:value-type="float">
            <text:p>136</text:p>
          </table:table-cell>
          <table:table-cell table:formula="of:=[.$I$2]*[.N136]*[.N136]+[.$J$2]*[.N136]+[.$K$2]" office:value-type="float" office:value="43.2682600437756" calcext:value-type="float">
            <text:p>43.2682600437756</text:p>
          </table:table-cell>
          <table:table-cell table:formula="of:=[.N136]/[.O136]" office:value-type="float" office:value="3.14318162695716" calcext:value-type="float">
            <text:p>3.14318162695716</text:p>
          </table:table-cell>
          <table:table-cell table:formula="of:=ROUNDUP([.P136]*100;0)" office:value-type="float" office:value="315" calcext:value-type="float">
            <text:p>31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7" calcext:value-type="float">
            <text:p>137</text:p>
          </table:table-cell>
          <table:table-cell table:formula="of:=[.$I$2]*[.N137]*[.N137]+[.$J$2]*[.N137]+[.$K$2]" office:value-type="float" office:value="43.2946864156736" calcext:value-type="float">
            <text:p>43.2946864156736</text:p>
          </table:table-cell>
          <table:table-cell table:formula="of:=[.N137]/[.O137]" office:value-type="float" office:value="3.16436060269981" calcext:value-type="float">
            <text:p>3.16436060269981</text:p>
          </table:table-cell>
          <table:table-cell table:formula="of:=ROUNDUP([.P137]*100;0)" office:value-type="float" office:value="317" calcext:value-type="float">
            <text:p>31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8" calcext:value-type="float">
            <text:p>138</text:p>
          </table:table-cell>
          <table:table-cell table:formula="of:=[.$I$2]*[.N138]*[.N138]+[.$J$2]*[.N138]+[.$K$2]" office:value-type="float" office:value="43.3168774446761" calcext:value-type="float">
            <text:p>43.3168774446761</text:p>
          </table:table-cell>
          <table:table-cell table:formula="of:=[.N138]/[.O138]" office:value-type="float" office:value="3.18582520580465" calcext:value-type="float">
            <text:p>3.18582520580465</text:p>
          </table:table-cell>
          <table:table-cell table:formula="of:=ROUNDUP([.P138]*100;0)" office:value-type="float" office:value="319" calcext:value-type="float">
            <text:p>31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9" calcext:value-type="float">
            <text:p>139</text:p>
          </table:table-cell>
          <table:table-cell table:formula="of:=[.$I$2]*[.N139]*[.N139]+[.$J$2]*[.N139]+[.$K$2]" office:value-type="float" office:value="43.334833130783" calcext:value-type="float">
            <text:p>43.334833130783</text:p>
          </table:table-cell>
          <table:table-cell table:formula="of:=[.N139]/[.O139]" office:value-type="float" office:value="3.20758129102523" calcext:value-type="float">
            <text:p>3.20758129102523</text:p>
          </table:table-cell>
          <table:table-cell table:formula="of:=ROUNDUP([.P139]*100;0)" office:value-type="float" office:value="321" calcext:value-type="float">
            <text:p>32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0" calcext:value-type="float">
            <text:p>140</text:p>
          </table:table-cell>
          <table:table-cell table:formula="of:=[.$I$2]*[.N140]*[.N140]+[.$J$2]*[.N140]+[.$K$2]" office:value-type="float" office:value="43.3485534739944" calcext:value-type="float">
            <text:p>43.3485534739944</text:p>
          </table:table-cell>
          <table:table-cell table:formula="of:=[.N140]/[.O140]" office:value-type="float" office:value="3.22963487314493" calcext:value-type="float">
            <text:p>3.22963487314493</text:p>
          </table:table-cell>
          <table:table-cell table:formula="of:=ROUNDUP([.P140]*100;0)" office:value-type="float" office:value="323" calcext:value-type="float">
            <text:p>32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1" calcext:value-type="float">
            <text:p>141</text:p>
          </table:table-cell>
          <table:table-cell table:formula="of:=[.$I$2]*[.N141]*[.N141]+[.$J$2]*[.N141]+[.$K$2]" office:value-type="float" office:value="43.3580384743102" calcext:value-type="float">
            <text:p>43.3580384743102</text:p>
          </table:table-cell>
          <table:table-cell table:formula="of:=[.N141]/[.O141]" office:value-type="float" office:value="3.25199213252101" calcext:value-type="float">
            <text:p>3.25199213252101</text:p>
          </table:table-cell>
          <table:table-cell table:formula="of:=ROUNDUP([.P141]*100;0)" office:value-type="float" office:value="326" calcext:value-type="float">
            <text:p>3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2" calcext:value-type="float">
            <text:p>142</text:p>
          </table:table-cell>
          <table:table-cell table:formula="of:=[.$I$2]*[.N142]*[.N142]+[.$J$2]*[.N142]+[.$K$2]" office:value-type="float" office:value="43.3632881317304" calcext:value-type="float">
            <text:p>43.3632881317304</text:p>
          </table:table-cell>
          <table:table-cell table:formula="of:=[.N142]/[.O142]" office:value-type="float" office:value="3.27465942085913" calcext:value-type="float">
            <text:p>3.27465942085913</text:p>
          </table:table-cell>
          <table:table-cell table:formula="of:=ROUNDUP([.P142]*100;0)"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3" calcext:value-type="float">
            <text:p>143</text:p>
          </table:table-cell>
          <table:table-cell table:formula="of:=[.$I$2]*[.N143]*[.N143]+[.$J$2]*[.N143]+[.$K$2]" office:value-type="float" office:value="43.3643024462551" calcext:value-type="float">
            <text:p>43.3643024462551</text:p>
          </table:table-cell>
          <table:table-cell table:formula="of:=[.N143]/[.O143]" office:value-type="float" office:value="3.29764326722957" calcext:value-type="float">
            <text:p>3.29764326722957</text:p>
          </table:table-cell>
          <table:table-cell table:formula="of:=ROUNDUP([.P143]*100;0)" office:value-type="float" office:value="330" calcext:value-type="float">
            <text:p>33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4" calcext:value-type="float">
            <text:p>144</text:p>
          </table:table-cell>
          <table:table-cell table:formula="of:=[.$I$2]*[.N144]*[.N144]+[.$J$2]*[.N144]+[.$K$2]" office:value-type="float" office:value="43.3610814178843" calcext:value-type="float">
            <text:p>43.3610814178843</text:p>
          </table:table-cell>
          <table:table-cell table:formula="of:=[.N144]/[.O144]" office:value-type="float" office:value="3.32095038433721" calcext:value-type="float">
            <text:p>3.32095038433721</text:p>
          </table:table-cell>
          <table:table-cell table:formula="of:=ROUNDUP([.P144]*100;0)" office:value-type="float" office:value="333" calcext:value-type="float">
            <text:p>33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5" calcext:value-type="float">
            <text:p>145</text:p>
          </table:table-cell>
          <table:table-cell table:formula="of:=[.$I$2]*[.N145]*[.N145]+[.$J$2]*[.N145]+[.$K$2]" office:value-type="float" office:value="43.3536250466179" calcext:value-type="float">
            <text:p>43.3536250466179</text:p>
          </table:table-cell>
          <table:table-cell table:formula="of:=[.N145]/[.O145]" office:value-type="float" office:value="3.34458767505791" calcext:value-type="float">
            <text:p>3.34458767505791</text:p>
          </table:table-cell>
          <table:table-cell table:formula="of:=ROUNDUP([.P145]*100;0)" office:value-type="float" office:value="335" calcext:value-type="float">
            <text:p>33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6" calcext:value-type="float">
            <text:p>146</text:p>
          </table:table-cell>
          <table:table-cell table:formula="of:=[.$I$2]*[.N146]*[.N146]+[.$J$2]*[.N146]+[.$K$2]" office:value-type="float" office:value="43.341933332456" calcext:value-type="float">
            <text:p>43.341933332456</text:p>
          </table:table-cell>
          <table:table-cell table:formula="of:=[.N146]/[.O146]" office:value-type="float" office:value="3.36856223925457" calcext:value-type="float">
            <text:p>3.36856223925457</text:p>
          </table:table-cell>
          <table:table-cell table:formula="of:=ROUNDUP([.P146]*100;0)" office:value-type="float" office:value="337" calcext:value-type="float">
            <text:p>3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7" calcext:value-type="float">
            <text:p>147</text:p>
          </table:table-cell>
          <table:table-cell table:formula="of:=[.$I$2]*[.N147]*[.N147]+[.$J$2]*[.N147]+[.$K$2]" office:value-type="float" office:value="43.3260062753985" calcext:value-type="float">
            <text:p>43.3260062753985</text:p>
          </table:table-cell>
          <table:table-cell table:formula="of:=[.N147]/[.O147]" office:value-type="float" office:value="3.39288138088717" calcext:value-type="float">
            <text:p>3.39288138088717</text:p>
          </table:table-cell>
          <table:table-cell table:formula="of:=ROUNDUP([.P147]*100;0)" office:value-type="float" office:value="340" calcext:value-type="float">
            <text:p>34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8" calcext:value-type="float">
            <text:p>148</text:p>
          </table:table-cell>
          <table:table-cell table:formula="of:=[.$I$2]*[.N148]*[.N148]+[.$J$2]*[.N148]+[.$K$2]" office:value-type="float" office:value="43.3058438754455" calcext:value-type="float">
            <text:p>43.3058438754455</text:p>
          </table:table-cell>
          <table:table-cell table:formula="of:=[.N148]/[.O148]" office:value-type="float" office:value="3.41755261543157" calcext:value-type="float">
            <text:p>3.41755261543157</text:p>
          </table:table-cell>
          <table:table-cell table:formula="of:=ROUNDUP([.P148]*100;0)" office:value-type="float" office:value="342" calcext:value-type="float">
            <text:p>3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9" calcext:value-type="float">
            <text:p>149</text:p>
          </table:table-cell>
          <table:table-cell table:formula="of:=[.$I$2]*[.N149]*[.N149]+[.$J$2]*[.N149]+[.$K$2]" office:value-type="float" office:value="43.2814461325969" calcext:value-type="float">
            <text:p>43.2814461325969</text:p>
          </table:table-cell>
          <table:table-cell table:formula="of:=[.N149]/[.O149]" office:value-type="float" office:value="3.44258367762307" calcext:value-type="float">
            <text:p>3.44258367762307</text:p>
          </table:table-cell>
          <table:table-cell table:formula="of:=ROUNDUP([.P149]*100;0)" office:value-type="float" office:value="345" calcext:value-type="float">
            <text:p>34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0" calcext:value-type="float">
            <text:p>150</text:p>
          </table:table-cell>
          <table:table-cell table:formula="of:=[.$I$2]*[.N150]*[.N150]+[.$J$2]*[.N150]+[.$K$2]" office:value-type="float" office:value="43.2528130468527" calcext:value-type="float">
            <text:p>43.2528130468527</text:p>
          </table:table-cell>
          <table:table-cell table:formula="of:=[.N150]/[.O150]" office:value-type="float" office:value="3.46798252954127" calcext:value-type="float">
            <text:p>3.46798252954127</text:p>
          </table:table-cell>
          <table:table-cell table:formula="of:=ROUNDUP([.P150]*100;0)" office:value-type="float" office:value="347" calcext:value-type="float">
            <text:p>347</text:p>
          </table:table-cell>
          <table:table-cell table:formula="of:=SUM([.Q101:.Q150])/50" office:value-type="float" office:value="296.6" calcext:value-type="float">
            <text:p>296.6</text:p>
          </table:table-cell>
        </table:table-row>
        <table:table-row table:style-name="ro1">
          <table:table-cell table:number-columns-repeated="13"/>
          <table:table-cell office:value-type="float" office:value="151" calcext:value-type="float">
            <text:p>151</text:p>
          </table:table-cell>
          <table:table-cell table:formula="of:=[.$I$2]*[.N151]*[.N151]+[.$J$2]*[.N151]+[.$K$2]" office:value-type="float" office:value="43.219944618213" calcext:value-type="float">
            <text:p>43.219944618213</text:p>
          </table:table-cell>
          <table:table-cell table:formula="of:=[.N151]/[.O151]" office:value-type="float" office:value="3.49375736905429" calcext:value-type="float">
            <text:p>3.49375736905429</text:p>
          </table:table-cell>
          <table:table-cell table:formula="of:=ROUNDUP([.P151]*100;0)" office:value-type="float" office:value="350" calcext:value-type="float">
            <text:p>35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2" calcext:value-type="float">
            <text:p>152</text:p>
          </table:table-cell>
          <table:table-cell table:formula="of:=[.$I$2]*[.N152]*[.N152]+[.$J$2]*[.N152]+[.$K$2]" office:value-type="float" office:value="43.1828408466778" calcext:value-type="float">
            <text:p>43.1828408466778</text:p>
          </table:table-cell>
          <table:table-cell table:formula="of:=[.N152]/[.O152]" office:value-type="float" office:value="3.51991663864083" calcext:value-type="float">
            <text:p>3.51991663864083</text:p>
          </table:table-cell>
          <table:table-cell table:formula="of:=ROUNDUP([.P152]*100;0)" office:value-type="float" office:value="352" calcext:value-type="float">
            <text:p>35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3" calcext:value-type="float">
            <text:p>153</text:p>
          </table:table-cell>
          <table:table-cell table:formula="of:=[.$I$2]*[.N153]*[.N153]+[.$J$2]*[.N153]+[.$K$2]" office:value-type="float" office:value="43.141501732247" calcext:value-type="float">
            <text:p>43.141501732247</text:p>
          </table:table-cell>
          <table:table-cell table:formula="of:=[.N153]/[.O153]" office:value-type="float" office:value="3.54646903461029" calcext:value-type="float">
            <text:p>3.54646903461029</text:p>
          </table:table-cell>
          <table:table-cell table:formula="of:=ROUNDUP([.P153]*100;0)" office:value-type="float" office:value="355" calcext:value-type="float">
            <text:p>35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4" calcext:value-type="float">
            <text:p>154</text:p>
          </table:table-cell>
          <table:table-cell table:formula="of:=[.$I$2]*[.N154]*[.N154]+[.$J$2]*[.N154]+[.$K$2]" office:value-type="float" office:value="43.0959272749206" calcext:value-type="float">
            <text:p>43.0959272749206</text:p>
          </table:table-cell>
          <table:table-cell table:formula="of:=[.N154]/[.O154]" office:value-type="float" office:value="3.5734235167419" calcext:value-type="float">
            <text:p>3.5734235167419</text:p>
          </table:table-cell>
          <table:table-cell table:formula="of:=ROUNDUP([.P154]*100;0)" office:value-type="float" office:value="358" calcext:value-type="float">
            <text:p>35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5" calcext:value-type="float">
            <text:p>155</text:p>
          </table:table-cell>
          <table:table-cell table:formula="of:=[.$I$2]*[.N155]*[.N155]+[.$J$2]*[.N155]+[.$K$2]" office:value-type="float" office:value="43.0461174746987" calcext:value-type="float">
            <text:p>43.0461174746987</text:p>
          </table:table-cell>
          <table:table-cell table:formula="of:=[.N155]/[.O155]" office:value-type="float" office:value="3.60078931836546" calcext:value-type="float">
            <text:p>3.60078931836546</text:p>
          </table:table-cell>
          <table:table-cell table:formula="of:=ROUNDUP([.P155]*100;0)" office:value-type="float" office:value="361" calcext:value-type="float">
            <text:p>36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6" calcext:value-type="float">
            <text:p>156</text:p>
          </table:table-cell>
          <table:table-cell table:formula="of:=[.$I$2]*[.N156]*[.N156]+[.$J$2]*[.N156]+[.$K$2]" office:value-type="float" office:value="42.9920723315813" calcext:value-type="float">
            <text:p>42.9920723315813</text:p>
          </table:table-cell>
          <table:table-cell table:formula="of:=[.N156]/[.O156]" office:value-type="float" office:value="3.62857595690741" calcext:value-type="float">
            <text:p>3.62857595690741</text:p>
          </table:table-cell>
          <table:table-cell table:formula="of:=ROUNDUP([.P156]*100;0)" office:value-type="float" office:value="363" calcext:value-type="float">
            <text:p>36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7" calcext:value-type="float">
            <text:p>157</text:p>
          </table:table-cell>
          <table:table-cell table:formula="of:=[.$I$2]*[.N157]*[.N157]+[.$J$2]*[.N157]+[.$K$2]" office:value-type="float" office:value="42.9337918455683" calcext:value-type="float">
            <text:p>42.9337918455683</text:p>
          </table:table-cell>
          <table:table-cell table:formula="of:=[.N157]/[.O157]" office:value-type="float" office:value="3.65679324492756" calcext:value-type="float">
            <text:p>3.65679324492756</text:p>
          </table:table-cell>
          <table:table-cell table:formula="of:=ROUNDUP([.P157]*100;0)" office:value-type="float" office:value="366" calcext:value-type="float">
            <text:p>36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8" calcext:value-type="float">
            <text:p>158</text:p>
          </table:table-cell>
          <table:table-cell table:formula="of:=[.$I$2]*[.N158]*[.N158]+[.$J$2]*[.N158]+[.$K$2]" office:value-type="float" office:value="42.8712760166597" calcext:value-type="float">
            <text:p>42.8712760166597</text:p>
          </table:table-cell>
          <table:table-cell table:formula="of:=[.N158]/[.O158]" office:value-type="float" office:value="3.68545130167344" calcext:value-type="float">
            <text:p>3.68545130167344</text:p>
          </table:table-cell>
          <table:table-cell table:formula="of:=ROUNDUP([.P158]*100;0)" office:value-type="float" office:value="369" calcext:value-type="float">
            <text:p>36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59" calcext:value-type="float">
            <text:p>159</text:p>
          </table:table-cell>
          <table:table-cell table:formula="of:=[.$I$2]*[.N159]*[.N159]+[.$J$2]*[.N159]+[.$K$2]" office:value-type="float" office:value="42.8045248448556" calcext:value-type="float">
            <text:p>42.8045248448556</text:p>
          </table:table-cell>
          <table:table-cell table:formula="of:=[.N159]/[.O159]" office:value-type="float" office:value="3.71456056518074" calcext:value-type="float">
            <text:p>3.71456056518074</text:p>
          </table:table-cell>
          <table:table-cell table:formula="of:=ROUNDUP([.P159]*100;0)"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0" calcext:value-type="float">
            <text:p>160</text:p>
          </table:table-cell>
          <table:table-cell table:formula="of:=[.$I$2]*[.N160]*[.N160]+[.$J$2]*[.N160]+[.$K$2]" office:value-type="float" office:value="42.733538330156" calcext:value-type="float">
            <text:p>42.733538330156</text:p>
          </table:table-cell>
          <table:table-cell table:formula="of:=[.N160]/[.O160]" office:value-type="float" office:value="3.74413180495031" calcext:value-type="float">
            <text:p>3.74413180495031</text:p>
          </table:table-cell>
          <table:table-cell table:formula="of:=ROUNDUP([.P160]*100;0)" office:value-type="float" office:value="375" calcext:value-type="float">
            <text:p>37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1" calcext:value-type="float">
            <text:p>161</text:p>
          </table:table-cell>
          <table:table-cell table:formula="of:=[.$I$2]*[.N161]*[.N161]+[.$J$2]*[.N161]+[.$K$2]" office:value-type="float" office:value="42.6583164725608" calcext:value-type="float">
            <text:p>42.6583164725608</text:p>
          </table:table-cell>
          <table:table-cell table:formula="of:=[.N161]/[.O161]" office:value-type="float" office:value="3.77417613523404" calcext:value-type="float">
            <text:p>3.77417613523404</text:p>
          </table:table-cell>
          <table:table-cell table:formula="of:=ROUNDUP([.P161]*100;0)" office:value-type="float" office:value="378" calcext:value-type="float">
            <text:p>37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2" calcext:value-type="float">
            <text:p>162</text:p>
          </table:table-cell>
          <table:table-cell table:formula="of:=[.$I$2]*[.N162]*[.N162]+[.$J$2]*[.N162]+[.$K$2]" office:value-type="float" office:value="42.57885927207" calcext:value-type="float">
            <text:p>42.57885927207</text:p>
          </table:table-cell>
          <table:table-cell table:formula="of:=[.N162]/[.O162]" office:value-type="float" office:value="3.80470502896411" calcext:value-type="float">
            <text:p>3.80470502896411</text:p>
          </table:table-cell>
          <table:table-cell table:formula="of:=ROUNDUP([.P162]*100;0)" office:value-type="float" office:value="381" calcext:value-type="float">
            <text:p>38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3" calcext:value-type="float">
            <text:p>163</text:p>
          </table:table-cell>
          <table:table-cell table:formula="of:=[.$I$2]*[.N163]*[.N163]+[.$J$2]*[.N163]+[.$K$2]" office:value-type="float" office:value="42.4951667286837" calcext:value-type="float">
            <text:p>42.4951667286837</text:p>
          </table:table-cell>
          <table:table-cell table:formula="of:=[.N163]/[.O163]" office:value-type="float" office:value="3.83573033236217" calcext:value-type="float">
            <text:p>3.83573033236217</text:p>
          </table:table-cell>
          <table:table-cell table:formula="of:=ROUNDUP([.P163]*100;0)" office:value-type="float" office:value="384" calcext:value-type="float">
            <text:p>38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4" calcext:value-type="float">
            <text:p>164</text:p>
          </table:table-cell>
          <table:table-cell table:formula="of:=[.$I$2]*[.N164]*[.N164]+[.$J$2]*[.N164]+[.$K$2]" office:value-type="float" office:value="42.4072388424019" calcext:value-type="float">
            <text:p>42.4072388424019</text:p>
          </table:table-cell>
          <table:table-cell table:formula="of:=[.N164]/[.O164]" office:value-type="float" office:value="3.86726428026766" calcext:value-type="float">
            <text:p>3.86726428026766</text:p>
          </table:table-cell>
          <table:table-cell table:formula="of:=ROUNDUP([.P164]*100;0)" office:value-type="float" office:value="387" calcext:value-type="float">
            <text:p>38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5" calcext:value-type="float">
            <text:p>165</text:p>
          </table:table-cell>
          <table:table-cell table:formula="of:=[.$I$2]*[.N165]*[.N165]+[.$J$2]*[.N165]+[.$K$2]" office:value-type="float" office:value="42.3150756132244" calcext:value-type="float">
            <text:p>42.3150756132244</text:p>
          </table:table-cell>
          <table:table-cell table:formula="of:=[.N165]/[.O165]" office:value-type="float" office:value="3.89931951222684" calcext:value-type="float">
            <text:p>3.89931951222684</text:p>
          </table:table-cell>
          <table:table-cell table:formula="of:=ROUNDUP([.P165]*100;0)" office:value-type="float" office:value="390" calcext:value-type="float">
            <text:p>39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6" calcext:value-type="float">
            <text:p>166</text:p>
          </table:table-cell>
          <table:table-cell table:formula="of:=[.$I$2]*[.N166]*[.N166]+[.$J$2]*[.N166]+[.$K$2]" office:value-type="float" office:value="42.2186770411515" calcext:value-type="float">
            <text:p>42.2186770411515</text:p>
          </table:table-cell>
          <table:table-cell table:formula="of:=[.N166]/[.O166]" office:value-type="float" office:value="3.93190908938705" calcext:value-type="float">
            <text:p>3.93190908938705</text:p>
          </table:table-cell>
          <table:table-cell table:formula="of:=ROUNDUP([.P166]*100;0)" office:value-type="float" office:value="394" calcext:value-type="float">
            <text:p>39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7" calcext:value-type="float">
            <text:p>167</text:p>
          </table:table-cell>
          <table:table-cell table:formula="of:=[.$I$2]*[.N167]*[.N167]+[.$J$2]*[.N167]+[.$K$2]" office:value-type="float" office:value="42.118043126183" calcext:value-type="float">
            <text:p>42.118043126183</text:p>
          </table:table-cell>
          <table:table-cell table:formula="of:=[.N167]/[.O167]" office:value-type="float" office:value="3.96504651224366" calcext:value-type="float">
            <text:p>3.96504651224366</text:p>
          </table:table-cell>
          <table:table-cell table:formula="of:=ROUNDUP([.P167]*100;0)" office:value-type="float" office:value="397" calcext:value-type="float">
            <text:p>39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8" calcext:value-type="float">
            <text:p>168</text:p>
          </table:table-cell>
          <table:table-cell table:formula="of:=[.$I$2]*[.N168]*[.N168]+[.$J$2]*[.N168]+[.$K$2]" office:value-type="float" office:value="42.0131738683189" calcext:value-type="float">
            <text:p>42.0131738683189</text:p>
          </table:table-cell>
          <table:table-cell table:formula="of:=[.N168]/[.O168]" office:value-type="float" office:value="3.99874573929023" calcext:value-type="float">
            <text:p>3.99874573929023</text:p>
          </table:table-cell>
          <table:table-cell table:formula="of:=ROUNDUP([.P168]*100;0)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69" calcext:value-type="float">
            <text:p>169</text:p>
          </table:table-cell>
          <table:table-cell table:formula="of:=[.$I$2]*[.N169]*[.N169]+[.$J$2]*[.N169]+[.$K$2]" office:value-type="float" office:value="41.9040692675593" calcext:value-type="float">
            <text:p>41.9040692675593</text:p>
          </table:table-cell>
          <table:table-cell table:formula="of:=[.N169]/[.O169]" office:value-type="float" office:value="4.0330212066262" calcext:value-type="float">
            <text:p>4.0330212066262</text:p>
          </table:table-cell>
          <table:table-cell table:formula="of:=ROUNDUP([.P169]*100;0)" office:value-type="float" office:value="404" calcext:value-type="float">
            <text:p>4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0" calcext:value-type="float">
            <text:p>170</text:p>
          </table:table-cell>
          <table:table-cell table:formula="of:=[.$I$2]*[.N170]*[.N170]+[.$J$2]*[.N170]+[.$K$2]" office:value-type="float" office:value="41.7907293239041" calcext:value-type="float">
            <text:p>41.7907293239041</text:p>
          </table:table-cell>
          <table:table-cell table:formula="of:=[.N170]/[.O170]" office:value-type="float" office:value="4.06788784857987" calcext:value-type="float">
            <text:p>4.06788784857987</text:p>
          </table:table-cell>
          <table:table-cell table:formula="of:=ROUNDUP([.P170]*100;0)" office:value-type="float" office:value="407" calcext:value-type="float">
            <text:p>4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1" calcext:value-type="float">
            <text:p>171</text:p>
          </table:table-cell>
          <table:table-cell table:formula="of:=[.$I$2]*[.N171]*[.N171]+[.$J$2]*[.N171]+[.$K$2]" office:value-type="float" office:value="41.6731540373534" calcext:value-type="float">
            <text:p>41.6731540373534</text:p>
          </table:table-cell>
          <table:table-cell table:formula="of:=[.N171]/[.O171]" office:value-type="float" office:value="4.10336111940856" calcext:value-type="float">
            <text:p>4.10336111940856</text:p>
          </table:table-cell>
          <table:table-cell table:formula="of:=ROUNDUP([.P171]*100;0)" office:value-type="float" office:value="411" calcext:value-type="float">
            <text:p>41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2" calcext:value-type="float">
            <text:p>172</text:p>
          </table:table-cell>
          <table:table-cell table:formula="of:=[.$I$2]*[.N172]*[.N172]+[.$J$2]*[.N172]+[.$K$2]" office:value-type="float" office:value="41.5513434079072" calcext:value-type="float">
            <text:p>41.5513434079072</text:p>
          </table:table-cell>
          <table:table-cell table:formula="of:=[.N172]/[.O172]" office:value-type="float" office:value="4.13945701614232" calcext:value-type="float">
            <text:p>4.13945701614232</text:p>
          </table:table-cell>
          <table:table-cell table:formula="of:=ROUNDUP([.P172]*100;0)" office:value-type="float" office:value="414" calcext:value-type="float">
            <text:p>4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3" calcext:value-type="float">
            <text:p>173</text:p>
          </table:table-cell>
          <table:table-cell table:formula="of:=[.$I$2]*[.N173]*[.N173]+[.$J$2]*[.N173]+[.$K$2]" office:value-type="float" office:value="41.4252974355653" calcext:value-type="float">
            <text:p>41.4252974355653</text:p>
          </table:table-cell>
          <table:table-cell table:formula="of:=[.N173]/[.O173]" office:value-type="float" office:value="4.17619210264191" calcext:value-type="float">
            <text:p>4.17619210264191</text:p>
          </table:table-cell>
          <table:table-cell table:formula="of:=ROUNDUP([.P173]*100;0)" office:value-type="float" office:value="418" calcext:value-type="float">
            <text:p>41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4" calcext:value-type="float">
            <text:p>174</text:p>
          </table:table-cell>
          <table:table-cell table:formula="of:=[.$I$2]*[.N174]*[.N174]+[.$J$2]*[.N174]+[.$K$2]" office:value-type="float" office:value="41.295016120328" calcext:value-type="float">
            <text:p>41.295016120328</text:p>
          </table:table-cell>
          <table:table-cell table:formula="of:=[.N174]/[.O174]" office:value-type="float" office:value="4.21358353494737" calcext:value-type="float">
            <text:p>4.21358353494737</text:p>
          </table:table-cell>
          <table:table-cell table:formula="of:=ROUNDUP([.P174]*100;0)" office:value-type="float" office:value="422" calcext:value-type="float">
            <text:p>42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5" calcext:value-type="float">
            <text:p>175</text:p>
          </table:table-cell>
          <table:table-cell table:formula="of:=[.$I$2]*[.N175]*[.N175]+[.$J$2]*[.N175]+[.$K$2]" office:value-type="float" office:value="41.160499462195" calcext:value-type="float">
            <text:p>41.160499462195</text:p>
          </table:table-cell>
          <table:table-cell table:formula="of:=[.N175]/[.O175]" office:value-type="float" office:value="4.2516490879984" calcext:value-type="float">
            <text:p>4.2516490879984</text:p>
          </table:table-cell>
          <table:table-cell table:formula="of:=ROUNDUP([.P175]*100;0)" office:value-type="float" office:value="426" calcext:value-type="float">
            <text:p>42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6" calcext:value-type="float">
            <text:p>176</text:p>
          </table:table-cell>
          <table:table-cell table:formula="of:=[.$I$2]*[.N176]*[.N176]+[.$J$2]*[.N176]+[.$K$2]" office:value-type="float" office:value="41.0217474611666" calcext:value-type="float">
            <text:p>41.0217474611666</text:p>
          </table:table-cell>
          <table:table-cell table:formula="of:=[.N176]/[.O176]" office:value-type="float" office:value="4.29040718381417" calcext:value-type="float">
            <text:p>4.29040718381417</text:p>
          </table:table-cell>
          <table:table-cell table:formula="of:=ROUNDUP([.P176]*100;0)" office:value-type="float" office:value="430" calcext:value-type="float">
            <text:p>43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7" calcext:value-type="float">
            <text:p>177</text:p>
          </table:table-cell>
          <table:table-cell table:formula="of:=[.$I$2]*[.N177]*[.N177]+[.$J$2]*[.N177]+[.$K$2]" office:value-type="float" office:value="40.8787601172426" calcext:value-type="float">
            <text:p>40.8787601172426</text:p>
          </table:table-cell>
          <table:table-cell table:formula="of:=[.N177]/[.O177]" office:value-type="float" office:value="4.32987692122643" calcext:value-type="float">
            <text:p>4.32987692122643</text:p>
          </table:table-cell>
          <table:table-cell table:formula="of:=ROUNDUP([.P177]*100;0)" office:value-type="float" office:value="433" calcext:value-type="float">
            <text:p>43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8" calcext:value-type="float">
            <text:p>178</text:p>
          </table:table-cell>
          <table:table-cell table:formula="of:=[.$I$2]*[.N178]*[.N178]+[.$J$2]*[.N178]+[.$K$2]" office:value-type="float" office:value="40.731537430423" calcext:value-type="float">
            <text:p>40.731537430423</text:p>
          </table:table-cell>
          <table:table-cell table:formula="of:=[.N178]/[.O178]" office:value-type="float" office:value="4.37007810726656" calcext:value-type="float">
            <text:p>4.37007810726656</text:p>
          </table:table-cell>
          <table:table-cell table:formula="of:=ROUNDUP([.P178]*100;0)" office:value-type="float" office:value="438" calcext:value-type="float">
            <text:p>43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79" calcext:value-type="float">
            <text:p>179</text:p>
          </table:table-cell>
          <table:table-cell table:formula="of:=[.$I$2]*[.N179]*[.N179]+[.$J$2]*[.N179]+[.$K$2]" office:value-type="float" office:value="40.5800794007079" calcext:value-type="float">
            <text:p>40.5800794007079</text:p>
          </table:table-cell>
          <table:table-cell table:formula="of:=[.N179]/[.O179]" office:value-type="float" office:value="4.41103129031526" calcext:value-type="float">
            <text:p>4.41103129031526</text:p>
          </table:table-cell>
          <table:table-cell table:formula="of:=ROUNDUP([.P179]*100;0)" office:value-type="float" office:value="442" calcext:value-type="float">
            <text:p>44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0" calcext:value-type="float">
            <text:p>180</text:p>
          </table:table-cell>
          <table:table-cell table:formula="of:=[.$I$2]*[.N180]*[.N180]+[.$J$2]*[.N180]+[.$K$2]" office:value-type="float" office:value="40.4243860280972" calcext:value-type="float">
            <text:p>40.4243860280972</text:p>
          </table:table-cell>
          <table:table-cell table:formula="of:=[.N180]/[.O180]" office:value-type="float" office:value="4.45275779513114" calcext:value-type="float">
            <text:p>4.45275779513114</text:p>
          </table:table-cell>
          <table:table-cell table:formula="of:=ROUNDUP([.P180]*100;0)" office:value-type="float" office:value="446" calcext:value-type="float">
            <text:p>446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1" calcext:value-type="float">
            <text:p>181</text:p>
          </table:table-cell>
          <table:table-cell table:formula="of:=[.$I$2]*[.N181]*[.N181]+[.$J$2]*[.N181]+[.$K$2]" office:value-type="float" office:value="40.264457312591" calcext:value-type="float">
            <text:p>40.264457312591</text:p>
          </table:table-cell>
          <table:table-cell table:formula="of:=[.N181]/[.O181]" office:value-type="float" office:value="4.49527975988391" calcext:value-type="float">
            <text:p>4.49527975988391</text:p>
          </table:table-cell>
          <table:table-cell table:formula="of:=ROUNDUP([.P181]*100;0)" office:value-type="float" office:value="450" calcext:value-type="float">
            <text:p>45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2" calcext:value-type="float">
            <text:p>182</text:p>
          </table:table-cell>
          <table:table-cell table:formula="of:=[.$I$2]*[.N182]*[.N182]+[.$J$2]*[.N182]+[.$K$2]" office:value-type="float" office:value="40.1002932541892" calcext:value-type="float">
            <text:p>40.1002932541892</text:p>
          </table:table-cell>
          <table:table-cell table:formula="of:=[.N182]/[.O182]" office:value-type="float" office:value="4.53862017532719" calcext:value-type="float">
            <text:p>4.53862017532719</text:p>
          </table:table-cell>
          <table:table-cell table:formula="of:=ROUNDUP([.P182]*100;0)" office:value-type="float" office:value="454" calcext:value-type="float">
            <text:p>45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3" calcext:value-type="float">
            <text:p>183</text:p>
          </table:table-cell>
          <table:table-cell table:formula="of:=[.$I$2]*[.N183]*[.N183]+[.$J$2]*[.N183]+[.$K$2]" office:value-type="float" office:value="39.9318938528919" calcext:value-type="float">
            <text:p>39.9318938528919</text:p>
          </table:table-cell>
          <table:table-cell table:formula="of:=[.N183]/[.O183]" office:value-type="float" office:value="4.58280292625658" calcext:value-type="float">
            <text:p>4.58280292625658</text:p>
          </table:table-cell>
          <table:table-cell table:formula="of:=ROUNDUP([.P183]*100;0)" office:value-type="float" office:value="459" calcext:value-type="float">
            <text:p>45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4" calcext:value-type="float">
            <text:p>184</text:p>
          </table:table-cell>
          <table:table-cell table:formula="of:=[.$I$2]*[.N184]*[.N184]+[.$J$2]*[.N184]+[.$K$2]" office:value-type="float" office:value="39.759259108699" calcext:value-type="float">
            <text:p>39.759259108699</text:p>
          </table:table-cell>
          <table:table-cell table:formula="of:=[.N184]/[.O184]" office:value-type="float" office:value="4.62785283541016" calcext:value-type="float">
            <text:p>4.62785283541016</text:p>
          </table:table-cell>
          <table:table-cell table:formula="of:=ROUNDUP([.P184]*100;0)" office:value-type="float" office:value="463" calcext:value-type="float">
            <text:p>46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5" calcext:value-type="float">
            <text:p>185</text:p>
          </table:table-cell>
          <table:table-cell table:formula="of:=[.$I$2]*[.N185]*[.N185]+[.$J$2]*[.N185]+[.$K$2]" office:value-type="float" office:value="39.5823890216106" calcext:value-type="float">
            <text:p>39.5823890216106</text:p>
          </table:table-cell>
          <table:table-cell table:formula="of:=[.N185]/[.O185]" office:value-type="float" office:value="4.67379570998094" calcext:value-type="float">
            <text:p>4.67379570998094</text:p>
          </table:table-cell>
          <table:table-cell table:formula="of:=ROUNDUP([.P185]*100;0)" office:value-type="float" office:value="468" calcext:value-type="float">
            <text:p>46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6" calcext:value-type="float">
            <text:p>186</text:p>
          </table:table-cell>
          <table:table-cell table:formula="of:=[.$I$2]*[.N186]*[.N186]+[.$J$2]*[.N186]+[.$K$2]" office:value-type="float" office:value="39.4012835916266" calcext:value-type="float">
            <text:p>39.4012835916266</text:p>
          </table:table-cell>
          <table:table-cell table:formula="of:=[.N186]/[.O186]" office:value-type="float" office:value="4.7206583909243" calcext:value-type="float">
            <text:p>4.7206583909243</text:p>
          </table:table-cell>
          <table:table-cell table:formula="of:=ROUNDUP([.P186]*100;0)" office:value-type="float" office:value="473" calcext:value-type="float">
            <text:p>47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7" calcext:value-type="float">
            <text:p>187</text:p>
          </table:table-cell>
          <table:table-cell table:formula="of:=[.$I$2]*[.N187]*[.N187]+[.$J$2]*[.N187]+[.$K$2]" office:value-type="float" office:value="39.2159428187471" calcext:value-type="float">
            <text:p>39.2159428187471</text:p>
          </table:table-cell>
          <table:table-cell table:formula="of:=[.N187]/[.O187]" office:value-type="float" office:value="4.76846880525859" calcext:value-type="float">
            <text:p>4.76846880525859</text:p>
          </table:table-cell>
          <table:table-cell table:formula="of:=ROUNDUP([.P187]*100;0)" office:value-type="float" office:value="477" calcext:value-type="float">
            <text:p>47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8" calcext:value-type="float">
            <text:p>188</text:p>
          </table:table-cell>
          <table:table-cell table:formula="of:=[.$I$2]*[.N188]*[.N188]+[.$J$2]*[.N188]+[.$K$2]" office:value-type="float" office:value="39.026366702972" calcext:value-type="float">
            <text:p>39.026366702972</text:p>
          </table:table-cell>
          <table:table-cell table:formula="of:=[.N188]/[.O188]" office:value-type="float" office:value="4.8172560215728" calcext:value-type="float">
            <text:p>4.8172560215728</text:p>
          </table:table-cell>
          <table:table-cell table:formula="of:=ROUNDUP([.P188]*100;0)" office:value-type="float" office:value="482" calcext:value-type="float">
            <text:p>48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89" calcext:value-type="float">
            <text:p>189</text:p>
          </table:table-cell>
          <table:table-cell table:formula="of:=[.$I$2]*[.N189]*[.N189]+[.$J$2]*[.N189]+[.$K$2]" office:value-type="float" office:value="38.8325552443013" calcext:value-type="float">
            <text:p>38.8325552443013</text:p>
          </table:table-cell>
          <table:table-cell table:formula="of:=[.N189]/[.O189]" office:value-type="float" office:value="4.86705030897331" calcext:value-type="float">
            <text:p>4.86705030897331</text:p>
          </table:table-cell>
          <table:table-cell table:formula="of:=ROUNDUP([.P189]*100;0)" office:value-type="float" office:value="487" calcext:value-type="float">
            <text:p>48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0" calcext:value-type="float">
            <text:p>190</text:p>
          </table:table-cell>
          <table:table-cell table:formula="of:=[.$I$2]*[.N190]*[.N190]+[.$J$2]*[.N190]+[.$K$2]" office:value-type="float" office:value="38.6345084427352" calcext:value-type="float">
            <text:p>38.6345084427352</text:p>
          </table:table-cell>
          <table:table-cell table:formula="of:=[.N190]/[.O190]" office:value-type="float" office:value="4.91788319972084" calcext:value-type="float">
            <text:p>4.91788319972084</text:p>
          </table:table-cell>
          <table:table-cell table:formula="of:=ROUNDUP([.P190]*100;0)" office:value-type="float" office:value="492" calcext:value-type="float">
            <text:p>49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1" calcext:value-type="float">
            <text:p>191</text:p>
          </table:table-cell>
          <table:table-cell table:formula="of:=[.$I$2]*[.N191]*[.N191]+[.$J$2]*[.N191]+[.$K$2]" office:value-type="float" office:value="38.4322262982734" calcext:value-type="float">
            <text:p>38.4322262982734</text:p>
          </table:table-cell>
          <table:table-cell table:formula="of:=[.N191]/[.O191]" office:value-type="float" office:value="4.96978755582996" calcext:value-type="float">
            <text:p>4.96978755582996</text:p>
          </table:table-cell>
          <table:table-cell table:formula="of:=ROUNDUP([.P191]*100;0)" office:value-type="float" office:value="497" calcext:value-type="float">
            <text:p>49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2" calcext:value-type="float">
            <text:p>192</text:p>
          </table:table-cell>
          <table:table-cell table:formula="of:=[.$I$2]*[.N192]*[.N192]+[.$J$2]*[.N192]+[.$K$2]" office:value-type="float" office:value="38.2257088109161" calcext:value-type="float">
            <text:p>38.2257088109161</text:p>
          </table:table-cell>
          <table:table-cell table:formula="of:=[.N192]/[.O192]" office:value-type="float" office:value="5.02279763992684" calcext:value-type="float">
            <text:p>5.02279763992684</text:p>
          </table:table-cell>
          <table:table-cell table:formula="of:=ROUNDUP([.P192]*100;0)" office:value-type="float" office:value="503" calcext:value-type="float">
            <text:p>50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3" calcext:value-type="float">
            <text:p>193</text:p>
          </table:table-cell>
          <table:table-cell table:formula="of:=[.$I$2]*[.N193]*[.N193]+[.$J$2]*[.N193]+[.$K$2]" office:value-type="float" office:value="38.0149559806633" calcext:value-type="float">
            <text:p>38.0149559806633</text:p>
          </table:table-cell>
          <table:table-cell table:formula="of:=[.N193]/[.O193]" office:value-type="float" office:value="5.0769491906862" calcext:value-type="float">
            <text:p>5.0769491906862</text:p>
          </table:table-cell>
          <table:table-cell table:formula="of:=ROUNDUP([.P193]*100;0)" office:value-type="float" office:value="508" calcext:value-type="float">
            <text:p>508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4" calcext:value-type="float">
            <text:p>194</text:p>
          </table:table-cell>
          <table:table-cell table:formula="of:=[.$I$2]*[.N194]*[.N194]+[.$J$2]*[.N194]+[.$K$2]" office:value-type="float" office:value="37.7999678075149" calcext:value-type="float">
            <text:p>37.7999678075149</text:p>
          </table:table-cell>
          <table:table-cell table:formula="of:=[.N194]/[.O194]" office:value-type="float" office:value="5.1322795031966" calcext:value-type="float">
            <text:p>5.1322795031966</text:p>
          </table:table-cell>
          <table:table-cell table:formula="of:=ROUNDUP([.P194]*100;0)" office:value-type="float" office:value="514" calcext:value-type="float">
            <text:p>51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5" calcext:value-type="float">
            <text:p>195</text:p>
          </table:table-cell>
          <table:table-cell table:formula="of:=[.$I$2]*[.N195]*[.N195]+[.$J$2]*[.N195]+[.$K$2]" office:value-type="float" office:value="37.580744291471" calcext:value-type="float">
            <text:p>37.580744291471</text:p>
          </table:table-cell>
          <table:table-cell table:formula="of:=[.N195]/[.O195]" office:value-type="float" office:value="5.18882751463376" calcext:value-type="float">
            <text:p>5.18882751463376</text:p>
          </table:table-cell>
          <table:table-cell table:formula="of:=ROUNDUP([.P195]*100;0)" office:value-type="float" office:value="519" calcext:value-type="float">
            <text:p>519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6" calcext:value-type="float">
            <text:p>196</text:p>
          </table:table-cell>
          <table:table-cell table:formula="of:=[.$I$2]*[.N196]*[.N196]+[.$J$2]*[.N196]+[.$K$2]" office:value-type="float" office:value="37.3572854325315" calcext:value-type="float">
            <text:p>37.3572854325315</text:p>
          </table:table-cell>
          <table:table-cell table:formula="of:=[.N196]/[.O196]" office:value-type="float" office:value="5.24663389565558" calcext:value-type="float">
            <text:p>5.24663389565558</text:p>
          </table:table-cell>
          <table:table-cell table:formula="of:=ROUNDUP([.P196]*100;0)" office:value-type="float" office:value="525" calcext:value-type="float">
            <text:p>52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7" calcext:value-type="float">
            <text:p>197</text:p>
          </table:table-cell>
          <table:table-cell table:formula="of:=[.$I$2]*[.N197]*[.N197]+[.$J$2]*[.N197]+[.$K$2]" office:value-type="float" office:value="37.1295912306964" calcext:value-type="float">
            <text:p>37.1295912306964</text:p>
          </table:table-cell>
          <table:table-cell table:formula="of:=[.N197]/[.O197]" office:value-type="float" office:value="5.30574114796967" calcext:value-type="float">
            <text:p>5.30574114796967</text:p>
          </table:table-cell>
          <table:table-cell table:formula="of:=ROUNDUP([.P197]*100;0)" office:value-type="float" office:value="531" calcext:value-type="float">
            <text:p>531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8" calcext:value-type="float">
            <text:p>198</text:p>
          </table:table-cell>
          <table:table-cell table:formula="of:=[.$I$2]*[.N198]*[.N198]+[.$J$2]*[.N198]+[.$K$2]" office:value-type="float" office:value="36.8976616859659" calcext:value-type="float">
            <text:p>36.8976616859659</text:p>
          </table:table-cell>
          <table:table-cell table:formula="of:=[.N198]/[.O198]" office:value-type="float" office:value="5.36619370856528" calcext:value-type="float">
            <text:p>5.36619370856528</text:p>
          </table:table-cell>
          <table:table-cell table:formula="of:=ROUNDUP([.P198]*100;0)" office:value-type="float" office:value="537" calcext:value-type="float">
            <text:p>5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99" calcext:value-type="float">
            <text:p>199</text:p>
          </table:table-cell>
          <table:table-cell table:formula="of:=[.$I$2]*[.N199]*[.N199]+[.$J$2]*[.N199]+[.$K$2]" office:value-type="float" office:value="36.6614967983397" calcext:value-type="float">
            <text:p>36.6614967983397</text:p>
          </table:table-cell>
          <table:table-cell table:formula="of:=[.N199]/[.O199]" office:value-type="float" office:value="5.42803806114681" calcext:value-type="float">
            <text:p>5.42803806114681</text:p>
          </table:table-cell>
          <table:table-cell table:formula="of:=ROUNDUP([.P199]*100;0)" office:value-type="float" office:value="543" calcext:value-type="float">
            <text:p>543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00" calcext:value-type="float">
            <text:p>200</text:p>
          </table:table-cell>
          <table:table-cell table:formula="of:=[.$I$2]*[.N200]*[.N200]+[.$J$2]*[.N200]+[.$K$2]" office:value-type="float" office:value="36.421096567818" calcext:value-type="float">
            <text:p>36.421096567818</text:p>
          </table:table-cell>
          <table:table-cell table:formula="of:=[.N200]/[.O200]" office:value-type="float" office:value="5.49132285535636" calcext:value-type="float">
            <text:p>5.49132285535636</text:p>
          </table:table-cell>
          <table:table-cell table:formula="of:=ROUNDUP([.P200]*100;0)" office:value-type="float" office:value="550" calcext:value-type="float">
            <text:p>55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 style:data-style-name="N2" text:time-value="13:41:54.552860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20:30:50.262002461</meta:creation-date>
    <meta:generator>LibreOffice/6.0.7.3$Linux_X86_64 LibreOffice_project/00m0$Build-3</meta:generator>
    <dc:date>2019-11-15T23:30:24.863561206</dc:date>
    <meta:editing-duration>PT1H27M48S</meta:editing-duration>
    <meta:editing-cycles>6</meta:editing-cycles>
    <meta:document-statistic meta:table-count="1" meta:cell-count="104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358cm" svg:height="10.281cm" xlink:href=".." xlink:type="simple" chart:class="chart:scatter" chart:style-name="ch1">
        <chart:legend chart:legend-position="end" svg:x="14.328cm" svg:y="4.841cm" style:legend-expansion="high" chart:style-name="ch2"/>
        <chart:plot-area chart:style-name="ch3" table:cell-range-address="Sheet1.A2:Sheet1.B21" chart:data-source-has-labels="row" svg:x="1.358cm" svg:y="0.205cm" svg:width="12.623cm" svg:height="8.89cm">
          <chartooo:coordinate-region svg:x="2.72cm" svg:y="0.404cm" svg:width="10.889cm" svg:height="8.044cm"/>
          <chart:axis chart:dimension="x" chart:name="primary-x" chart:style-name="ch4">
            <chart:title svg:x="6.487cm" svg:y="9.3cm" chart:style-name="ch5">
              <text:p>ticks per 10 liter</text:p>
            </chart:title>
          </chart:axis>
          <chart:axis chart:dimension="y" chart:name="primary-y" chart:style-name="ch4">
            <chart:title svg:x="0.451cm" svg:y="5.342cm" chart:style-name="ch6">
              <text:p>acc. time</text:p>
            </chart:title>
            <chart:grid chart:style-name="ch7" chart:class="major"/>
          </chart:axis>
          <chart:series chart:style-name="ch8" chart:values-cell-range-address="Sheet1.B2:Sheet1.B21" loext:label-string="measurements" chart:class="chart:scatter">
            <chart:domain table:cell-range-address="Sheet1.A2:Sheet1.A21"/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sureme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47">
                <text:p>5947</text:p>
                <draw:g>
                  <svg:desc>Sheet1.A2:Sheet1.A21</svg:desc>
                </draw:g>
              </table:table-cell>
              <table:table-cell office:value-type="float" office:value="44281">
                <text:p>44281</text:p>
                <draw:g>
                  <svg:desc>Sheet1.B2:Sheet1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72">
                <text:p>6072</text:p>
              </table:table-cell>
              <table:table-cell office:value-type="float" office:value="48046">
                <text:p>480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74">
                <text:p>5874</text:p>
              </table:table-cell>
              <table:table-cell office:value-type="float" office:value="68709">
                <text:p>687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35">
                <text:p>6035</text:p>
              </table:table-cell>
              <table:table-cell office:value-type="float" office:value="78074">
                <text:p>780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07">
                <text:p>5907</text:p>
              </table:table-cell>
              <table:table-cell office:value-type="float" office:value="93415">
                <text:p>93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64">
                <text:p>5764</text:p>
              </table:table-cell>
              <table:table-cell office:value-type="float" office:value="105244">
                <text:p>105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56">
                <text:p>5756</text:p>
              </table:table-cell>
              <table:table-cell office:value-type="float" office:value="122342">
                <text:p>122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760">
                <text:p>5760</text:p>
              </table:table-cell>
              <table:table-cell office:value-type="float" office:value="122678">
                <text:p>1226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35">
                <text:p>5635</text:p>
              </table:table-cell>
              <table:table-cell office:value-type="float" office:value="135697">
                <text:p>135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26">
                <text:p>5426</text:p>
              </table:table-cell>
              <table:table-cell office:value-type="float" office:value="165188">
                <text:p>165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2">
                <text:p>5492</text:p>
              </table:table-cell>
              <table:table-cell office:value-type="float" office:value="180660">
                <text:p>1806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37">
                <text:p>5437</text:p>
              </table:table-cell>
              <table:table-cell office:value-type="float" office:value="180669">
                <text:p>180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88">
                <text:p>5188</text:p>
              </table:table-cell>
              <table:table-cell office:value-type="float" office:value="221271">
                <text:p>221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16">
                <text:p>5116</text:p>
              </table:table-cell>
              <table:table-cell office:value-type="float" office:value="247146">
                <text:p>247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87">
                <text:p>5087</text:p>
              </table:table-cell>
              <table:table-cell office:value-type="float" office:value="252110">
                <text:p>252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83">
                <text:p>5083</text:p>
              </table:table-cell>
              <table:table-cell office:value-type="float" office:value="262658">
                <text:p>262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84">
                <text:p>4784</text:p>
              </table:table-cell>
              <table:table-cell office:value-type="float" office:value="307070">
                <text:p>3070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5">
                <text:p>4175</text:p>
              </table:table-cell>
              <table:table-cell office:value-type="float" office:value="323892">
                <text:p>3238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6">
                <text:p>4206</text:p>
              </table:table-cell>
              <table:table-cell office:value-type="float" office:value="379539">
                <text:p>3795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85">
                <text:p>4185</text:p>
              </table:table-cell>
              <table:table-cell office:value-type="float" office:value="386771">
                <text:p>386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1cm" svg:height="10.181cm" xlink:href=".." xlink:type="simple" chart:class="chart:scatter" chart:style-name="ch1">
        <chart:legend chart:legend-position="end" svg:x="15.863cm" svg:y="4.791cm" style:legend-expansion="high" chart:style-name="ch2"/>
        <chart:plot-area chart:style-name="ch3" table:cell-range-address="Sheet1.E2:Sheet1.F21" svg:x="0.362cm" svg:y="0.203cm" svg:width="15.139cm" svg:height="9.775cm">
          <chartooo:coordinate-region svg:x="0.983cm" svg:y="0.402cm" svg:width="14.238cm" svg:height="8.9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1" chart:class="chart:scatter">
            <chart:domain table:cell-range-address="Sheet1.E2:Sheet1.E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5">
                <text:p>7.5</text:p>
                <draw:g>
                  <svg:desc>Sheet1.E2:Sheet1.E21</svg:desc>
                </draw:g>
              </table:table-cell>
              <table:table-cell office:value-type="float" office:value="4.43786982248521">
                <text:p>4.43786982248521</text:p>
                <draw:g>
                  <svg:desc>Sheet1.F2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84848484848485">
                <text:p>4.84848484848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7">
                <text:p>11.7</text:p>
              </table:table-cell>
              <table:table-cell office:value-type="float" office:value="6.8421052631579">
                <text:p>6.842105263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7.83132530120482">
                <text:p>7.83132530120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9">
                <text:p>15.9</text:p>
              </table:table-cell>
              <table:table-cell office:value-type="float" office:value="9.35294117647059">
                <text:p>9.352941176470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3">
                <text:p>18.3</text:p>
              </table:table-cell>
              <table:table-cell office:value-type="float" office:value="10.5172413793103">
                <text:p>10.5172413793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.3">
                <text:p>21.3</text:p>
              </table:table-cell>
              <table:table-cell office:value-type="float" office:value="12.2413793103448">
                <text:p>12.2413793103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3">
                <text:p>21.3</text:p>
              </table:table-cell>
              <table:table-cell office:value-type="float" office:value="12.2413793103448">
                <text:p>12.24137931034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1">
                <text:p>24.1</text:p>
              </table:table-cell>
              <table:table-cell office:value-type="float" office:value="13.5393258426966">
                <text:p>13.5393258426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5">
                <text:p>30.5</text:p>
              </table:table-cell>
              <table:table-cell office:value-type="float" office:value="16.4864864864865">
                <text:p>16.4864864864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.9">
                <text:p>32.9</text:p>
              </table:table-cell>
              <table:table-cell office:value-type="float" office:value="17.9781420765027">
                <text:p>17.9781420765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3">
                <text:p>33.3</text:p>
              </table:table-cell>
              <table:table-cell office:value-type="float" office:value="18.0978260869565">
                <text:p>18.0978260869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.7">
                <text:p>42.7</text:p>
              </table:table-cell>
              <table:table-cell office:value-type="float" office:value="22.1243523316062">
                <text:p>22.1243523316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8.4">
                <text:p>48.4</text:p>
              </table:table-cell>
              <table:table-cell office:value-type="float" office:value="24.6938775510204">
                <text:p>24.6938775510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.6">
                <text:p>49.6</text:p>
              </table:table-cell>
              <table:table-cell office:value-type="float" office:value="25.1776649746193">
                <text:p>25.1776649746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7">
                <text:p>51.7</text:p>
              </table:table-cell>
              <table:table-cell office:value-type="float" office:value="26.243654822335">
                <text:p>26.243654822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.2">
                <text:p>64.2</text:p>
              </table:table-cell>
              <table:table-cell office:value-type="float" office:value="30.5714285714286">
                <text:p>30.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.6">
                <text:p>77.6</text:p>
              </table:table-cell>
              <table:table-cell office:value-type="float" office:value="32.3333333333333">
                <text:p>32.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.3">
                <text:p>90.3</text:p>
              </table:table-cell>
              <table:table-cell office:value-type="float" office:value="37.9411764705882">
                <text:p>37.94117647058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.5">
                <text:p>92.5</text:p>
              </table:table-cell>
              <table:table-cell office:value-type="float" office:value="38.7029288702929">
                <text:p>38.7029288702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831cm" svg:height="10.218cm" xlink:href=".." xlink:type="simple" chart:class="chart:scatter" chart:style-name="ch1">
        <chart:legend chart:legend-position="end" svg:x="18.541cm" svg:y="4.81cm" style:legend-expansion="high" chart:style-name="ch2"/>
        <chart:plot-area chart:style-name="ch3" table:cell-range-address="Sheet1.N5:Sheet1.O100" svg:x="0.416cm" svg:y="0.204cm" svg:width="17.709cm" svg:height="9.81cm">
          <chartooo:coordinate-region svg:x="1.037cm" svg:y="0.403cm" svg:width="16.808cm" svg:height="8.9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5:Sheet1.O100" chart:class="chart:scatter">
            <chart:domain table:cell-range-address="Sheet1.N5:Sheet1.N100"/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N5:Sheet1.N100</svg:desc>
                </draw:g>
              </table:table-cell>
              <table:table-cell office:value-type="float" office:value="3.1876306502009">
                <text:p>3.1876306502009</text:p>
                <draw:g>
                  <svg:desc>Sheet1.O5:Sheet1.O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3.7688869414161">
                <text:p>3.76888694141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.34590788973575">
                <text:p>4.34590788973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1869349515985">
                <text:p>4.91869349515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.4872437576884">
                <text:p>5.4872437576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.0515586773214">
                <text:p>6.0515586773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6.61163825405885">
                <text:p>6.611638254058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7.16748248790075">
                <text:p>7.1674824879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.71909137884709">
                <text:p>7.719091378847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.26646492689789">
                <text:p>8.26646492689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8.80960313205313">
                <text:p>8.80960313205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9.34850599431282">
                <text:p>9.34850599431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9.88317351367696">
                <text:p>9.883173513676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0.4136056901456">
                <text:p>10.41360569014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10.9398025237186">
                <text:p>10.93980252371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1.4617640143961">
                <text:p>11.4617640143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11.979490162178">
                <text:p>11.9794901621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2.4929809670644">
                <text:p>12.4929809670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13.0022364290552">
                <text:p>13.00223642905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3.5072565481505">
                <text:p>13.5072565481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14.0080413243503">
                <text:p>14.00804132435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14.5045907576544">
                <text:p>14.50459075765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14.9969048480631">
                <text:p>14.99690484806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5.4849835955762">
                <text:p>15.4849835955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15.9688270001937">
                <text:p>15.9688270001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16.4484350619157">
                <text:p>16.4484350619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16.9238077807421">
                <text:p>16.92380778074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17.394945156673">
                <text:p>17.3949451566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17.8618471897083">
                <text:p>17.86184718970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18.3245138798481">
                <text:p>18.32451387984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">
                <text:p>35</text:p>
              </table:table-cell>
              <table:table-cell office:value-type="float" office:value="18.7829452270923">
                <text:p>18.7829452270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19.237141231441">
                <text:p>19.237141231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9.6871018928941">
                <text:p>19.6871018928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">
                <text:p>38</text:p>
              </table:table-cell>
              <table:table-cell office:value-type="float" office:value="20.1328272114517">
                <text:p>20.13282721145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20.5743171871137">
                <text:p>20.574317187113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21.0115718198801">
                <text:p>21.01157181988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21.4445911097511">
                <text:p>21.44459110975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21.8733750567264">
                <text:p>21.873375056726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22.2979236608062">
                <text:p>22.29792366080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22.7182369219905">
                <text:p>22.71823692199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23.1343148402792">
                <text:p>23.13431484027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6">
                <text:p>46</text:p>
              </table:table-cell>
              <table:table-cell office:value-type="float" office:value="23.5461574156724">
                <text:p>23.5461574156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23.95376464817">
                <text:p>23.953764648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24.357136537772">
                <text:p>24.3571365377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">
                <text:p>49</text:p>
              </table:table-cell>
              <table:table-cell office:value-type="float" office:value="24.7562730844786">
                <text:p>24.75627308447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25.1511742882895">
                <text:p>25.15117428828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">
                <text:p>51</text:p>
              </table:table-cell>
              <table:table-cell office:value-type="float" office:value="25.5418401492049">
                <text:p>25.5418401492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25.9282706672248">
                <text:p>25.92827066722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3">
                <text:p>53</text:p>
              </table:table-cell>
              <table:table-cell office:value-type="float" office:value="26.3104658423491">
                <text:p>26.31046584234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26.6884256745778">
                <text:p>26.68842567457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27.062150163911">
                <text:p>27.0621501639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">
                <text:p>56</text:p>
              </table:table-cell>
              <table:table-cell office:value-type="float" office:value="27.4316393103487">
                <text:p>27.43163931034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">
                <text:p>57</text:p>
              </table:table-cell>
              <table:table-cell office:value-type="float" office:value="27.7968931138908">
                <text:p>27.79689311389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">
                <text:p>58</text:p>
              </table:table-cell>
              <table:table-cell office:value-type="float" office:value="28.1579115745373">
                <text:p>28.1579115745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28.5146946922883">
                <text:p>28.51469469228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">
                <text:p>60</text:p>
              </table:table-cell>
              <table:table-cell office:value-type="float" office:value="28.8672424671438">
                <text:p>28.86724246714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1">
                <text:p>61</text:p>
              </table:table-cell>
              <table:table-cell office:value-type="float" office:value="29.2155548991037">
                <text:p>29.21555489910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2">
                <text:p>62</text:p>
              </table:table-cell>
              <table:table-cell office:value-type="float" office:value="29.559631988168">
                <text:p>29.559631988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">
                <text:p>63</text:p>
              </table:table-cell>
              <table:table-cell office:value-type="float" office:value="29.8994737343368">
                <text:p>29.89947373433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0.2350801376101">
                <text:p>30.2350801376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">
                <text:p>65</text:p>
              </table:table-cell>
              <table:table-cell office:value-type="float" office:value="30.5664511979878">
                <text:p>30.56645119798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6">
                <text:p>66</text:p>
              </table:table-cell>
              <table:table-cell office:value-type="float" office:value="30.8935869154699">
                <text:p>30.8935869154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31.2164872900565">
                <text:p>31.21648729005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8">
                <text:p>68</text:p>
              </table:table-cell>
              <table:table-cell office:value-type="float" office:value="31.5351523217475">
                <text:p>31.5351523217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">
                <text:p>69</text:p>
              </table:table-cell>
              <table:table-cell office:value-type="float" office:value="31.849582010543">
                <text:p>31.8495820105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32.159776356443">
                <text:p>32.1597763564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1">
                <text:p>71</text:p>
              </table:table-cell>
              <table:table-cell office:value-type="float" office:value="32.4657353594473">
                <text:p>32.46573535944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2">
                <text:p>72</text:p>
              </table:table-cell>
              <table:table-cell office:value-type="float" office:value="32.7674590195562">
                <text:p>32.76745901955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3">
                <text:p>73</text:p>
              </table:table-cell>
              <table:table-cell office:value-type="float" office:value="33.0649473367695">
                <text:p>33.06494733676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33.3582003110872">
                <text:p>33.35820031108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">
                <text:p>75</text:p>
              </table:table-cell>
              <table:table-cell office:value-type="float" office:value="33.6472179425094">
                <text:p>33.64721794250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6">
                <text:p>76</text:p>
              </table:table-cell>
              <table:table-cell office:value-type="float" office:value="33.932000231036">
                <text:p>33.9320002310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">
                <text:p>77</text:p>
              </table:table-cell>
              <table:table-cell office:value-type="float" office:value="34.2125471766671">
                <text:p>34.21254717666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34.4888587794026">
                <text:p>34.48885877940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9">
                <text:p>79</text:p>
              </table:table-cell>
              <table:table-cell office:value-type="float" office:value="34.7609350392426">
                <text:p>34.76093503924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35.028775956187">
                <text:p>35.0287759561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35.2923815302359">
                <text:p>35.29238153023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35.5517517613892">
                <text:p>35.55175176138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3">
                <text:p>83</text:p>
              </table:table-cell>
              <table:table-cell office:value-type="float" office:value="35.806886649647">
                <text:p>35.8068866496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36.0577861950092">
                <text:p>36.0577861950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36.3044503974759">
                <text:p>36.3044503974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6">
                <text:p>86</text:p>
              </table:table-cell>
              <table:table-cell office:value-type="float" office:value="36.546879257047">
                <text:p>36.546879257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">
                <text:p>87</text:p>
              </table:table-cell>
              <table:table-cell office:value-type="float" office:value="36.7850727737226">
                <text:p>36.78507277372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8">
                <text:p>88</text:p>
              </table:table-cell>
              <table:table-cell office:value-type="float" office:value="37.0190309475026">
                <text:p>37.0190309475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37.2487537783871">
                <text:p>37.24875377838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0">
                <text:p>90</text:p>
              </table:table-cell>
              <table:table-cell office:value-type="float" office:value="37.474241266376">
                <text:p>37.4742412663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37.6954934114694">
                <text:p>37.6954934114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2">
                <text:p>92</text:p>
              </table:table-cell>
              <table:table-cell office:value-type="float" office:value="37.9125102136672">
                <text:p>37.91251021366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3">
                <text:p>93</text:p>
              </table:table-cell>
              <table:table-cell office:value-type="float" office:value="38.1252916729695">
                <text:p>38.1252916729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38.3338377893762">
                <text:p>38.33383778937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">
                <text:p>95</text:p>
              </table:table-cell>
              <table:table-cell office:value-type="float" office:value="38.5381485628873">
                <text:p>38.53814856288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">
                <text:p>96</text:p>
              </table:table-cell>
              <table:table-cell office:value-type="float" office:value="38.7382239935029">
                <text:p>38.73822399350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38.934064081223">
                <text:p>38.934064081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8">
                <text:p>98</text:p>
              </table:table-cell>
              <table:table-cell office:value-type="float" office:value="39.1256688260475">
                <text:p>39.1256688260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39.3130382279765">
                <text:p>39.3130382279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0">
                <text:p>100</text:p>
              </table:table-cell>
              <table:table-cell office:value-type="float" office:value="39.4961722870099">
                <text:p>39.49617228700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